
<file path=META-INF/manifest.xml><?xml version="1.0" encoding="utf-8"?>
<manifest:manifest xmlns:anim="urn:oasis:names:tc:opendocument:xmlns:animation:1.0"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nifest="urn:oasis:names:tc:opendocument:xmlns:manifes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manifest:file-entry manifest:full-path="/" manifest:media-type="application/vnd.oasis.opendocument.text" manifest:version="1.2"/>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nifest="urn:oasis:names:tc:opendocument:xmlns:manifes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맑은 고딕" svg:font-family="'맑은 고딕'"/>
    <style:font-face style:name="Wingdings" svg:font-family="Wingdings"/>
    <style:font-face style:name="Times New Roman" svg:font-family="'Times New Roman'"/>
    <style:font-face style:name="Liberation Serif" svg:font-family="'Liberation Serif'"/>
    <style:font-face style:name="Segoe UI" svg:font-family="'Segoe UI'"/>
    <style:font-face style:name="돋움" svg:font-family="돋움"/>
  </office:font-face-decls>
  <office:automatic-styles>
    <style:style style:name="PO_TABLE1" style:family="table" style:master-page-name="Standard">
      <style:table-properties style:width="17.951cm" table:align="margins" fo:margin="0cm" table:border-model="collapsing"/>
    </style:style>
    <style:style style:name="PO_Table1.A" style:family="table-column">
      <style:table-column-properties style:column-width="2.323cm"/>
    </style:style>
    <style:style style:name="PO_Table1.B" style:family="table-column">
      <style:table-column-properties style:column-width="0.663cm"/>
    </style:style>
    <style:style style:name="PO_Table1.C" style:family="table-column">
      <style:table-column-properties style:column-width="1.688cm"/>
    </style:style>
    <style:style style:name="PO_Table1.D" style:family="table-column">
      <style:table-column-properties style:column-width="0.961cm"/>
    </style:style>
    <style:style style:name="PO_Table1.E" style:family="table-column">
      <style:table-column-properties style:column-width="1.065cm"/>
    </style:style>
    <style:style style:name="PO_Table1.F" style:family="table-column">
      <style:table-column-properties style:column-width="0.633cm"/>
    </style:style>
    <style:style style:name="PO_Table1.G" style:family="table-column">
      <style:table-column-properties style:column-width="1.566cm"/>
    </style:style>
    <style:style style:name="PO_Table1.H" style:family="table-column">
      <style:table-column-properties style:column-width="1.353cm"/>
    </style:style>
    <style:style style:name="PO_Table1.I" style:family="table-column">
      <style:table-column-properties style:column-width="0.129cm"/>
    </style:style>
    <style:style style:name="PO_Table1.J" style:family="table-column">
      <style:table-column-properties style:column-width="0.425cm"/>
    </style:style>
    <style:style style:name="PO_Table1.K" style:family="table-column">
      <style:table-column-properties style:column-width="0.042cm"/>
    </style:style>
    <style:style style:name="PO_Table1.L" style:family="table-column">
      <style:table-column-properties style:column-width="1.963cm"/>
    </style:style>
    <style:style style:name="PO_Table1.M" style:family="table-column">
      <style:table-column-properties style:column-width="0.436cm"/>
    </style:style>
    <style:style style:name="PO_Table1.N" style:family="table-column">
      <style:table-column-properties style:column-width="0.194cm"/>
    </style:style>
    <style:style style:name="PO_Table1.O" style:family="table-column">
      <style:table-column-properties style:column-width="1.981cm"/>
    </style:style>
    <style:style style:name="PO_Table1.P" style:family="table-column">
      <style:table-column-properties style:column-width="2.528cm"/>
    </style:style>
    <style:style style:name="PO_Table1.1" style:family="table-row">
      <style:table-row-properties fo:keep-together="auto"/>
    </style:style>
    <style:style style:name="PO_Table1.A1" style:family="table-cell">
      <style:table-cell-properties style:vertical-align="top" style:writing-mode="lr-tb" fo:background-color="transparent" fo:border="none" fo:padding="0.097cm"/>
    </style:style>
    <style:style style:name="PO_T1" style:family="text" style:parent-style-name="Standard">
      <style:text-properties fo:font-size="8pt" fo:color="#000000" style:font-size-asian="8pt" style:font-size-complex="8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2" style:family="text" style:parent-style-name="Standard">
      <style:text-properties fo:font-size="8pt" fo:color="#6666ff" style:font-size-asian="8pt" style:font-size-complex="8pt" style:use-window-font-color="fals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 style:family="paragraph" style:parent-style-name="Standard">
      <style:paragraph-properties text:number-lines="true" fo:line-height="0.4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8pt" fo:color="#000000" style:font-size-asian="8pt" style:font-size-complex="8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3" style:family="text" style:parent-style-name="Standard">
      <style:text-properties fo:font-size="15pt" fo:color="#000000" style:font-size-asian="15pt" style:font-size-complex="15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bold" style:font-weight-asian="bold" style:font-weight-complex="bold" fo:background-color="transparent" style:text-emphasize="none"/>
    </style:style>
    <style:style style:name="PO_P2" style:family="paragraph" style:parent-style-name="Standard">
      <style:paragraph-properties text:number-lines="true" fo:line-height="0.9cm" fo:text-align="center"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15pt" fo:color="#000000" style:font-size-asian="15pt" style:font-size-complex="15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bold" style:font-weight-asian="bold" style:font-weight-complex="bold" fo:background-color="transparent" style:text-emphasize="none"/>
    </style:style>
    <style:style style:name="PO_Table1.2" style:family="table-row">
      <style:table-row-properties style:min-row-height="0.914cm" fo:keep-together="auto"/>
    </style:style>
    <style:style style:name="PO_Table1.A2" style:family="table-cell">
      <style:table-cell-properties style:vertical-align="top" style:writing-mode="lr-tb" fo:background-color="transparent" fo:border="none" fo:padding="0.097cm"/>
    </style:style>
    <style:style style:name="PO_T4" style:family="text" style:parent-style-name="Standard">
      <style:text-properties fo:font-size="11pt" fo:color="#000000" style:font-size-asian="11pt" style:font-size-complex="11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bold" style:font-weight-asian="bold" style:font-weight-complex="bold" fo:background-color="transparent" style:text-emphasize="none"/>
    </style:style>
    <style:style style:name="PO_P3" style:family="paragraph" style:parent-style-name="Standard">
      <style:paragraph-properties text:number-lines="true" fo:line-height="0.6cm" fo:text-align="center"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11pt" fo:color="#000000" style:font-size-asian="11pt" style:font-size-complex="11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bold" style:font-weight-asian="bold" style:font-weight-complex="bold" fo:background-color="transparent" style:text-emphasize="none"/>
    </style:style>
    <style:style style:name="PO_P4" style:family="paragraph" style:parent-style-name="Standard">
      <style:paragraph-properties text:number-lines="true" fo:line-height="0.3cm" fo:text-align="center" fo:keep-together="auto" fo:margin-left="0cm" fo:margin-right="0cm" fo:margin-top="0.101cm" fo:margin-bottom="0cm" fo:text-indent="0cm" fo:background-color="transparent" style:shadow="none" fo:keep-with-next="auto" style:text-autospace="none" style:punctuation-wrap="hanging" style:line-break="strict" style:join-border="true"/>
      <style:text-properties fo:font-size="8pt" fo:color="#000000" style:font-size-asian="8pt" style:font-size-complex="8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3" style:family="table-row">
      <style:table-row-properties fo:keep-together="auto"/>
    </style:style>
    <style:style style:name="PO_Table1.A3" style:family="table-cell">
      <style:table-cell-properties style:vertical-align="top" style:writing-mode="lr-tb" fo:background-color="transparent" fo:border-left="none" fo:border-right="none" fo:border-top="0.05pt solid #000000" fo:border-bottom="0.05pt solid #000000" fo:padding="0.097cm"/>
    </style:style>
    <style:style style:name="PO_T5" style:family="text" style:parent-style-name="Standard">
      <style:text-properties fo:font-size="9pt" fo:color="#000000" style:font-size-asian="9pt" style:font-size-complex="9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5" style:family="paragraph" style:parent-style-name="Standard">
      <style:paragraph-properties text:number-lines="false" fo:line-height="0.6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9pt" fo:color="#000000" style:font-size-asian="9pt" style:font-size-complex="9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H3"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1.4" style:family="table-row">
      <style:table-row-properties style:min-row-height="0.099cm" fo:keep-together="auto"/>
    </style:style>
    <style:style style:name="PO_Table1.A4" style:family="table-cell">
      <style:table-cell-properties style:vertical-align="top" style:writing-mode="lr-tb" fo:background-color="transparent" fo:border="none" fo:padding="0.097cm"/>
    </style:style>
    <style:style style:name="PO_T6" style:family="text" style:parent-style-name="Standard">
      <style:text-properties fo:font-size="2pt" fo:color="#000000" style:font-size-asian="2pt" style:font-size-complex="2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6" style:family="paragraph" style:parent-style-name="Standard">
      <style:paragraph-properties text:number-lines="false" fo:line-height="0.101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2pt" fo:color="#000000" style:font-size-asian="2pt" style:font-size-complex="2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5" style:family="table-row">
      <style:table-row-properties style:min-row-height="0.758cm" fo:keep-together="auto"/>
    </style:style>
    <style:style style:name="PO_Table1.A5" style:family="table-cell">
      <style:table-cell-properties style:vertical-align="middle" style:writing-mode="lr-tb" fo:background-color="transparent" fo:border-left="none" fo:border-right="none" fo:border-top="1pt solid #000000" fo:border-bottom="1pt solid #000000" fo:padding="0.097cm"/>
    </style:style>
    <style:style style:name="PO_T7" style:family="text" style:parent-style-name="Standard">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7" style:family="paragraph" style:parent-style-name="Standard">
      <style:paragraph-properties text:number-lines="false" fo:line-height="0.4cm" fo:text-align="center"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B5" style:family="table-cell">
      <style:table-cell-properties style:vertical-align="middle" style:writing-mode="lr-tb" fo:background-color="transparent" fo:border-left="0.05pt solid #000000" fo:border-right="none" fo:border-top="1pt solid #000000" fo:border-bottom="0.05pt solid #000000" fo:padding="0.097cm"/>
    </style:style>
    <style:style style:name="PO_P8" style:family="paragraph" style:parent-style-name="Standard">
      <style:paragraph-properties text:number-lines="false" fo:line-height="0.4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8pt" fo:color="#000000" style:font-size-asian="8pt" style:font-size-complex="8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D5" style:family="table-cell">
      <style:table-cell-properties style:vertical-align="middle" style:writing-mode="lr-tb" fo:background-color="transparent" fo:border-left="none" fo:border-right="none" fo:border-top="1pt solid #000000" fo:border-bottom="0.05pt solid #000000" fo:padding="0.097cm"/>
    </style:style>
    <style:style style:name="PO_P9" style:family="paragraph" style:parent-style-name="Standard">
      <style:paragraph-properties text:number-lines="false" fo:line-height="0.4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8pt" fo:color="#000000" style:font-size-asian="8pt" style:font-size-complex="8pt" style:use-window-font-color="fals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L5" style:family="table-cell">
      <style:table-cell-properties style:vertical-align="middle" style:writing-mode="lr-tb" fo:background-color="transparent" fo:border-left="none" fo:border-right="none" fo:border-top="1pt solid #000000" fo:border-bottom="0.05pt solid #000000" fo:padding="0.097cm"/>
    </style:style>
    <style:style style:name="PO_T8" style:family="text" style:parent-style-name="Standard">
      <style:text-properties fo:font-size="8pt" fo:color="#666666" style:font-size-asian="8pt" style:font-size-complex="8pt" style:use-window-font-color="fals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0" style:family="paragraph" style:parent-style-name="Standard">
      <style:paragraph-properties text:number-lines="true" fo:line-height="0.4cm" fo:text-align="righ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8pt" fo:color="#666666" style:font-size-asian="8pt" style:font-size-complex="8pt" style:use-window-font-color="fals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N5" style:family="table-cell">
      <style:table-cell-properties style:vertical-align="middle" style:writing-mode="lr-tb" fo:background-color="transparent" fo:border-left="0.05pt solid #000000" fo:border-right="none" fo:border-top="1pt solid #000000" fo:border-bottom="0.05pt solid #000000" fo:padding="0.097cm"/>
    </style:style>
    <style:style style:name="PO_T9" style:family="text" style:parent-style-name="Standard">
      <style:text-properties fo:font-size="7pt" fo:color="#000000" style:font-size-asian="7pt" style:font-size-complex="7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1" style:family="paragraph" style:parent-style-name="Standard">
      <style:paragraph-properties text:number-lines="false" fo:line-height="0.4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7pt" fo:color="#000000" style:font-size-asian="7pt" style:font-size-complex="7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P5" style:family="table-cell">
      <style:table-cell-properties style:vertical-align="middle" style:writing-mode="lr-tb" fo:background-color="transparent" fo:border-left="none" fo:border-right="none" fo:border-top="1pt solid #000000" fo:border-bottom="0.05pt solid #000000" fo:padding="0.097cm"/>
    </style:style>
    <style:style style:name="PO_Table1.6" style:family="table-row">
      <style:table-row-properties style:min-row-height="0.706cm" fo:keep-together="auto"/>
    </style:style>
    <style:style style:name="PO_Table1.B6" style:family="table-cell">
      <style:table-cell-properties style:vertical-align="middle" style:writing-mode="lr-tb" fo:background-color="transparent" fo:border-left="0.05pt solid #000000" fo:border-right="none" fo:border-top="0.05pt solid #000000" fo:border-bottom="1pt solid #000000" fo:padding="0.097cm"/>
    </style:style>
    <style:style style:name="PO_Table1.D6" style:family="table-cell">
      <style:table-cell-properties style:vertical-align="middle" style:writing-mode="lr-tb" fo:background-color="transparent" fo:border-left="none" fo:border-right="none" fo:border-top="1pt solid #000000" fo:border-bottom="1pt solid #000000" fo:padding="0.097cm"/>
    </style:style>
    <style:style style:name="PO_Table1.H6" style:family="table-cell">
      <style:table-cell-properties style:vertical-align="middle" style:writing-mode="lr-tb" fo:background-color="transparent" fo:border-left="0.05pt solid #000000" fo:border-right="none" fo:border-top="1pt solid #000000" fo:border-bottom="1pt solid #000000" fo:padding="0.097cm"/>
    </style:style>
    <style:style style:name="PO_Table1.L6" style:family="table-cell">
      <style:table-cell-properties style:vertical-align="middle" style:writing-mode="lr-tb" fo:background-color="transparent" fo:border-left="none" fo:border-right="none" fo:border-top="0.05pt solid #000000" fo:border-bottom="1pt solid #000000" fo:padding="0.097cm"/>
    </style:style>
    <style:style style:name="PO_Table1.N6" style:family="table-cell">
      <style:table-cell-properties style:vertical-align="middle" style:writing-mode="lr-tb" fo:background-color="transparent" fo:border-left="0.05pt solid #000000" fo:border-right="none" fo:border-top="0.05pt solid #000000" fo:border-bottom="1pt solid #000000" fo:padding="0.097cm"/>
    </style:style>
    <style:style style:name="PO_Table1.P6" style:family="table-cell">
      <style:table-cell-properties style:vertical-align="middle" style:writing-mode="lr-tb" fo:background-color="transparent" fo:border-left="none" fo:border-right="none" fo:border-top="0.05pt solid #000000" fo:border-bottom="1pt solid #000000" fo:padding="0.097cm"/>
    </style:style>
    <style:style style:name="PO_Table1.7" style:family="table-row">
      <style:table-row-properties fo:keep-together="auto"/>
    </style:style>
    <style:style style:name="PO_Table1.A7" style:family="table-cell">
      <style:table-cell-properties style:vertical-align="top" style:writing-mode="lr-tb" fo:background-color="transparent" fo:border="none" fo:padding="0.097cm"/>
    </style:style>
    <style:style style:name="PO_P12" style:family="paragraph" style:parent-style-name="Standard">
      <style:paragraph-properties text:number-lines="false" fo:line-height="0.101cm" fo:text-align="center"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2pt" fo:color="#000000" style:font-size-asian="2pt" style:font-size-complex="2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8" style:family="table-row">
      <style:table-row-properties style:min-row-height="0.75cm" fo:keep-together="auto"/>
    </style:style>
    <style:style style:name="PO_Table1.A8" style:family="table-cell">
      <style:table-cell-properties style:vertical-align="middle" style:writing-mode="lr-tb" fo:background-color="transparent" fo:border-left="none" fo:border-right="none" fo:border-top="1pt solid #000000" fo:border-bottom="1pt solid #000000" fo:padding="0.097cm"/>
    </style:style>
    <style:style style:name="PO_P13" style:family="paragraph" style:parent-style-name="Standard">
      <style:paragraph-properties text:number-lines="false" fo:line-height="0.4cm" fo:text-align="center"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8pt" fo:color="#000000" style:font-size-asian="8pt" style:font-size-complex="8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B8" style:family="table-cell">
      <style:table-cell-properties style:vertical-align="middle" style:writing-mode="lr-tb" fo:background-color="transparent" fo:border-left="0.05pt solid #000000" fo:border-right="none" fo:border-top="1pt solid #000000" fo:border-bottom="0.05pt solid #000000" fo:padding="0.097cm"/>
    </style:style>
    <style:style style:name="PO_Table1.D8" style:family="table-cell">
      <style:table-cell-properties style:vertical-align="middle" style:writing-mode="lr-tb" fo:background-color="transparent" fo:border-left="0.05pt solid #000000" fo:border-right="none" fo:border-top="1pt solid #000000" fo:border-bottom="0.05pt solid #000000" fo:padding="0.097cm"/>
    </style:style>
    <style:style style:name="PO_Table1.G8" style:family="table-cell">
      <style:table-cell-properties style:vertical-align="middle" style:writing-mode="lr-tb" fo:background-color="transparent" fo:border-left="none" fo:border-right="none" fo:border-top="1pt solid #000000" fo:border-bottom="0.05pt solid #000000" fo:padding="0.097cm"/>
    </style:style>
    <style:style style:name="PO_Table1.L8" style:family="table-cell">
      <style:table-cell-properties style:vertical-align="middle" style:writing-mode="lr-tb" fo:background-color="transparent" fo:border-left="none" fo:border-right="none" fo:border-top="1pt solid #000000" fo:border-bottom="0.05pt solid #000000" fo:padding="0.097cm"/>
    </style:style>
    <style:style style:name="PO_Table1.9" style:family="table-row">
      <style:table-row-properties style:min-row-height="1.035cm" fo:keep-together="auto"/>
    </style:style>
    <style:style style:name="PO_Table1.B9"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D9" style:family="table-cell">
      <style:table-cell-properties style:vertical-align="middle" style:writing-mode="lr-tb" fo:background-color="transparent" fo:border-left="0.05pt solid #000000" fo:border-right="none" fo:border-top="1pt solid #000000" fo:border-bottom="0.05pt solid #000000" fo:padding="0.097cm"/>
    </style:style>
    <style:style style:name="PO_Table1.F9" style:family="table-cell">
      <style:table-cell-properties style:vertical-align="middle" style:writing-mode="lr-tb" fo:background-color="transparent" fo:border-left="none" fo:border-right="none" fo:border-top="1pt solid #000000" fo:border-bottom="0.05pt solid #000000" fo:padding="0.097cm"/>
    </style:style>
    <style:style style:name="PO_P14" style:family="paragraph" style:parent-style-name="Standard">
      <style:paragraph-properties text:number-lines="false" fo:line-height="0.4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8pt" fo:color="#666666" style:font-size-asian="8pt" style:font-size-complex="8pt" style:use-window-font-color="fals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P9" style:family="table-cell">
      <style:table-cell-properties style:vertical-align="middle" style:writing-mode="lr-tb" fo:background-color="transparent" fo:border-left="none" fo:border-right="none" fo:border-top="1pt solid #000000" fo:border-bottom="0.05pt solid #000000" fo:padding="0.097cm"/>
    </style:style>
    <style:style style:name="PO_Table1.10" style:family="table-row">
      <style:table-row-properties style:min-row-height="0.64cm" fo:keep-together="auto"/>
    </style:style>
    <style:style style:name="PO_Table1.B10"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D10"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F10" style:family="table-cell">
      <style:table-cell-properties style:vertical-align="middle" style:writing-mode="lr-tb" fo:background-color="transparent" fo:border-left="none" fo:border-right="none" fo:border-top="0.05pt solid #000000" fo:border-bottom="0.05pt solid #000000" fo:padding="0.097cm"/>
    </style:style>
    <style:style style:name="PO_Table1.L10" style:family="table-cell">
      <style:table-cell-properties style:vertical-align="middle" style:writing-mode="lr-tb" fo:background-color="transparent" fo:border-left="none" fo:border-right="none" fo:border-top="0.05pt solid #000000" fo:border-bottom="0.05pt solid #000000" fo:padding="0.097cm"/>
    </style:style>
    <style:style style:name="PO_P15" style:family="paragraph" style:parent-style-name="Standard">
      <style:paragraph-properties text:number-lines="false" fo:line-height="0.4cm" fo:text-align="righ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8pt" fo:color="#666666" style:font-size-asian="8pt" style:font-size-complex="8pt" style:use-window-font-color="fals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N10"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P10" style:family="table-cell">
      <style:table-cell-properties style:vertical-align="middle" style:writing-mode="lr-tb" fo:background-color="transparent" fo:border-left="none" fo:border-right="none" fo:border-top="0.05pt solid #000000" fo:border-bottom="0.05pt solid #000000" fo:padding="0.097cm"/>
    </style:style>
    <style:style style:name="PO_Table1.11" style:family="table-row">
      <style:table-row-properties style:min-row-height="0.651cm" fo:keep-together="auto"/>
    </style:style>
    <style:style style:name="PO_Table1.D11"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F11" style:family="table-cell">
      <style:table-cell-properties style:vertical-align="middle" style:writing-mode="lr-tb" fo:background-color="transparent" fo:border-left="none" fo:border-right="none" fo:border-top="0.05pt solid #000000" fo:border-bottom="0.05pt solid #000000" fo:padding="0.097cm"/>
    </style:style>
    <style:style style:name="PO_Table1.H11"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L11" style:family="table-cell">
      <style:table-cell-properties style:vertical-align="middle" style:writing-mode="lr-tb" fo:background-color="transparent" fo:border-left="none" fo:border-right="none" fo:border-top="0.05pt solid #000000" fo:border-bottom="0.05pt solid #000000" fo:padding="0.097cm"/>
    </style:style>
    <style:style style:name="PO_Table1.N11"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P11" style:family="table-cell">
      <style:table-cell-properties style:vertical-align="middle" style:writing-mode="lr-tb" fo:background-color="transparent" fo:border-left="none" fo:border-right="none" fo:border-top="0.05pt solid #000000" fo:border-bottom="0.05pt solid #000000" fo:padding="0.097cm"/>
    </style:style>
    <style:style style:name="PO_Table1.12" style:family="table-row">
      <style:table-row-properties style:min-row-height="1.002cm" fo:keep-together="auto"/>
    </style:style>
    <style:style style:name="PO_Table1.B12"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1.D12"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1.N12" style:family="table-cell">
      <style:table-cell-properties style:vertical-align="top" style:writing-mode="lr-tb" fo:background-color="transparent" fo:border-left="none" fo:border-right="none" fo:border-top="0.05pt solid #000000" fo:border-bottom="0.05pt solid #000000" fo:padding="0.097cm"/>
    </style:style>
    <style:style style:name="PO_Table1.13" style:family="table-row">
      <style:table-row-properties style:min-row-height="1.346cm" fo:keep-together="auto"/>
    </style:style>
    <style:style style:name="PO_Table1.B13"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1.H13"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1.K13" style:family="table-cell">
      <style:table-cell-properties style:vertical-align="top" style:writing-mode="lr-tb" fo:background-color="transparent" fo:border-left="none" fo:border-right="0.05pt solid #000000" fo:border-top="0.05pt solid #000000" fo:border-bottom="0.05pt solid #000000" fo:padding="0.097cm"/>
    </style:style>
    <style:style style:name="PO_Table1.14" style:family="table-row">
      <style:table-row-properties fo:keep-together="auto"/>
    </style:style>
    <style:style style:name="PO_Table1.B14" style:family="table-cell">
      <style:table-cell-properties style:vertical-align="top" style:writing-mode="lr-tb" fo:background-color="transparent" fo:border-left="0.05pt solid #000000" fo:border-right="none" fo:border-top="0.05pt solid #000000" fo:border-bottom="1pt solid #000000" fo:padding="0.097cm"/>
    </style:style>
    <style:style style:name="PO_P16" style:family="paragraph" style:parent-style-name="Standard">
      <style:paragraph-properties text:number-lines="true" fo:line-height="0.4cm" fo:text-align="center" fo:keep-together="auto" fo:margin-left="0cm" fo:margin-right="0cm" fo:margin-top="0cm" fo:margin-bottom="0cm" fo:text-indent="-0.452cm" fo:background-color="transparent" style:shadow="none" fo:keep-with-next="auto" style:text-autospace="none" style:punctuation-wrap="hanging" style:line-break="strict" style:join-border="true"/>
      <style:text-properties fo:font-size="8pt" fo:color="#000000" style:font-size-asian="8pt" style:font-size-complex="8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D14" style:family="table-cell">
      <style:table-cell-properties style:vertical-align="top" style:writing-mode="lr-tb" fo:background-color="transparent" fo:border-left="0.05pt solid #000000" fo:border-right="none" fo:border-top="0.05pt solid #000000" fo:border-bottom="1pt solid #000000" fo:padding="0.097cm"/>
    </style:style>
    <style:style style:name="PO_P17" style:family="paragraph" style:parent-style-name="Standard">
      <style:paragraph-properties text:number-lines="true" fo:line-height="0.4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7pt" fo:color="#000000" style:font-size-asian="7pt" style:font-size-complex="7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J14" style:family="table-cell">
      <style:table-cell-properties style:vertical-align="top" style:writing-mode="lr-tb" fo:background-color="transparent" fo:border-left="none" fo:border-right="none" fo:border-top="0.05pt solid #000000" fo:border-bottom="1pt solid #000000" fo:padding="0.097cm"/>
    </style:style>
    <style:style style:name="PO_Table1.P14" style:family="table-cell">
      <style:table-cell-properties style:vertical-align="top" style:writing-mode="lr-tb" fo:background-color="transparent" fo:border-left="none" fo:border-right="none" fo:border-top="0.05pt solid #000000" fo:border-bottom="1pt solid #000000" fo:padding="0.097cm"/>
    </style:style>
    <style:style style:name="PO_Table1.15" style:family="table-row">
      <style:table-row-properties fo:keep-together="auto"/>
    </style:style>
    <style:style style:name="PO_Table1.A15" style:family="table-cell">
      <style:table-cell-properties style:vertical-align="top" style:writing-mode="lr-tb" fo:background-color="transparent" fo:border="none" fo:padding="0.097cm"/>
    </style:style>
    <style:style style:name="PO_Table1.16" style:family="table-row">
      <style:table-row-properties style:min-row-height="0.672cm" fo:keep-together="auto"/>
    </style:style>
    <style:style style:name="PO_Table1.A16" style:family="table-cell">
      <style:table-cell-properties style:vertical-align="middle" style:writing-mode="lr-tb" fo:background-color="transparent" fo:border-left="none" fo:border-right="none" fo:border-top="1pt solid #000000" fo:border-bottom="1pt solid #000000" fo:padding="0.097cm"/>
    </style:style>
    <style:style style:name="PO_Table1.B16" style:family="table-cell">
      <style:table-cell-properties style:vertical-align="middle" style:writing-mode="lr-tb" fo:background-color="transparent" fo:border-left="0.05pt solid #000000" fo:border-right="none" fo:border-top="1pt solid #000000" fo:border-bottom="0.05pt solid #000000" fo:padding="0.097cm"/>
    </style:style>
    <style:style style:name="PO_Table1.D16" style:family="table-cell">
      <style:table-cell-properties style:vertical-align="middle" style:writing-mode="lr-tb" fo:background-color="transparent" fo:border-left="0.05pt solid #000000" fo:border-right="none" fo:border-top="1pt solid #000000" fo:border-bottom="0.05pt solid #000000" fo:padding="0.097cm"/>
    </style:style>
    <style:style style:name="PO_Table1.F16" style:family="table-cell">
      <style:table-cell-properties style:vertical-align="middle" style:writing-mode="lr-tb" fo:background-color="transparent" fo:border-left="none" fo:border-right="none" fo:border-top="1pt solid #000000" fo:border-bottom="0.05pt solid #000000" fo:padding="0.097cm"/>
    </style:style>
    <style:style style:name="PO_Table1.H16" style:family="table-cell">
      <style:table-cell-properties style:vertical-align="middle" style:writing-mode="lr-tb" fo:background-color="transparent" fo:border-left="0.05pt solid #000000" fo:border-right="none" fo:border-top="1pt solid #000000" fo:border-bottom="0.05pt solid #000000" fo:padding="0.097cm"/>
    </style:style>
    <style:style style:name="PO_Table1.L16" style:family="table-cell">
      <style:table-cell-properties style:vertical-align="middle" style:writing-mode="lr-tb" fo:background-color="transparent" fo:border-left="none" fo:border-right="none" fo:border-top="1pt solid #000000" fo:border-bottom="0.05pt solid #000000" fo:padding="0.097cm"/>
    </style:style>
    <style:style style:name="PO_Table1.17" style:family="table-row">
      <style:table-row-properties style:min-row-height="0.993cm" fo:keep-together="auto"/>
    </style:style>
    <style:style style:name="PO_Table1.B17"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D17" style:family="table-cell">
      <style:table-cell-properties style:vertical-align="top" style:writing-mode="lr-tb" fo:background-color="transparent" fo:border-left="0.05pt solid #000000" fo:border-right="none" fo:border-top="1pt solid #000000" fo:border-bottom="0.05pt solid #000000" fo:padding="0.097cm"/>
    </style:style>
    <style:style style:name="PO_Table1.H17" style:family="table-cell">
      <style:table-cell-properties style:vertical-align="middle" style:writing-mode="lr-tb" fo:background-color="transparent" fo:border-left="none" fo:border-right="none" fo:border-top="1pt solid #000000" fo:border-bottom="0.05pt solid #000000" fo:padding="0.097cm"/>
    </style:style>
    <style:style style:name="PO_Table1.N17" style:family="table-cell">
      <style:table-cell-properties style:vertical-align="middle" style:writing-mode="lr-tb" fo:background-color="transparent" fo:border-left="none" fo:border-right="none" fo:border-top="1pt solid #000000" fo:border-bottom="0.05pt solid #000000" fo:padding="0.097cm"/>
    </style:style>
    <style:style style:name="PO_Table1.18" style:family="table-row">
      <style:table-row-properties style:min-row-height="0.617cm" fo:keep-together="auto"/>
    </style:style>
    <style:style style:name="PO_Table1.B18"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D18"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H18" style:family="table-cell">
      <style:table-cell-properties style:vertical-align="middle" style:writing-mode="lr-tb" fo:background-color="transparent" fo:border-left="none" fo:border-right="none" fo:border-top="0.05pt solid #000000" fo:border-bottom="0.05pt solid #000000" fo:padding="0.097cm"/>
    </style:style>
    <style:style style:name="PO_Table1.19" style:family="table-row">
      <style:table-row-properties style:min-row-height="1.102cm" fo:keep-together="auto"/>
    </style:style>
    <style:style style:name="PO_Table1.D19"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F19" style:family="table-cell">
      <style:table-cell-properties style:vertical-align="middle" style:writing-mode="lr-tb" fo:background-color="transparent" fo:border-left="none" fo:border-right="none" fo:border-top="0.05pt solid #000000" fo:border-bottom="0.05pt solid #000000" fo:padding="0.097cm"/>
    </style:style>
    <style:style style:name="PO_Table1.H19"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L19" style:family="table-cell">
      <style:table-cell-properties style:vertical-align="middle" style:writing-mode="lr-tb" fo:background-color="transparent" fo:border-left="none" fo:border-right="none" fo:border-top="0.05pt solid #000000" fo:border-bottom="0.05pt solid #000000" fo:padding="0.097cm"/>
    </style:style>
    <style:style style:name="PO_Table1.N19"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P19" style:family="table-cell">
      <style:table-cell-properties style:vertical-align="middle" style:writing-mode="lr-tb" fo:background-color="transparent" fo:border-left="none" fo:border-right="none" fo:border-top="0.05pt solid #000000" fo:border-bottom="0.05pt solid #000000" fo:padding="0.097cm"/>
    </style:style>
    <style:style style:name="PO_Table1.20" style:family="table-row">
      <style:table-row-properties style:min-row-height="1.212cm" fo:keep-together="auto"/>
    </style:style>
    <style:style style:name="PO_Table1.B20" style:family="table-cell">
      <style:table-cell-properties style:vertical-align="middle" style:writing-mode="lr-tb" fo:background-color="transparent" fo:border-left="0.05pt solid #000000" fo:border-right="none" fo:border-top="0.05pt solid #000000" fo:border-bottom="1pt solid #000000" fo:padding="0.097cm"/>
    </style:style>
    <style:style style:name="PO_Table1.D20" style:family="table-cell">
      <style:table-cell-properties style:vertical-align="middle" style:writing-mode="lr-tb" fo:background-color="transparent" fo:border-left="0.05pt solid #000000" fo:border-right="none" fo:border-top="0.05pt solid #000000" fo:border-bottom="1pt solid #000000" fo:padding="0.097cm"/>
    </style:style>
    <style:style style:name="PO_Table1.N20" style:family="table-cell">
      <style:table-cell-properties style:vertical-align="middle" style:writing-mode="lr-tb" fo:background-color="transparent" fo:border-left="none" fo:border-right="none" fo:border-top="0.05pt solid #000000" fo:border-bottom="1pt solid #000000" fo:padding="0.097cm"/>
    </style:style>
    <style:style style:name="PO_P18" style:family="paragraph" style:parent-style-name="Standard">
      <style:paragraph-properties text:number-lines="true" fo:line-height="0.4cm" fo:text-align="start" fo:keep-together="auto" fo:margin-left="0cm" fo:margin-right="0cm" fo:margin-top="0cm" fo:margin-bottom="0.212cm" fo:text-indent="0cm" fo:background-color="transparent" style:shadow="none" fo:keep-with-next="auto" style:text-autospace="none" style:punctuation-wrap="hanging" style:line-break="strict" style:join-border="true"/>
      <style:text-properties fo:font-size="8pt" fo:color="#000000" style:font-size-asian="8pt" style:font-size-complex="8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21" style:family="table-row">
      <style:table-row-properties fo:keep-together="auto"/>
    </style:style>
    <style:style style:name="PO_Table1.A21" style:family="table-cell">
      <style:table-cell-properties style:vertical-align="top" style:writing-mode="lr-tb" fo:background-color="transparent" fo:border-left="none" fo:border-right="none" fo:border-top="1pt solid #000000" fo:border-bottom="1pt solid #000000" fo:padding="0.097cm"/>
    </style:style>
    <style:style style:name="PO_P19" style:family="paragraph" style:parent-style-name="Standard">
      <style:paragraph-properties text:number-lines="false" fo:line-height="0.4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22" style:family="table-row">
      <style:table-row-properties style:min-row-height="0.192cm" fo:keep-together="auto"/>
    </style:style>
    <style:style style:name="PO_Table1.A22" style:family="table-cell">
      <style:table-cell-properties style:vertical-align="top" style:writing-mode="lr-tb" fo:background-color="transparent" fo:border-left="none" fo:border-right="none" fo:border-top="1pt solid #000000" fo:border-bottom="0.05pt solid #000000" fo:padding="0.097cm"/>
    </style:style>
    <style:style style:name="PO_Table1.B22" style:family="table-cell">
      <style:table-cell-properties style:vertical-align="top" style:writing-mode="lr-tb" fo:background-color="transparent" fo:border-left="0.05pt solid #000000" fo:border-right="none" fo:border-top="1pt solid #000000" fo:border-bottom="0.05pt solid #000000" fo:padding="0.097cm"/>
    </style:style>
    <style:style style:name="PO_Table1.D22" style:family="table-cell">
      <style:table-cell-properties style:vertical-align="top" style:writing-mode="lr-tb" fo:background-color="transparent" fo:border-left="0.05pt solid #000000" fo:border-right="none" fo:border-top="1pt solid #000000" fo:border-bottom="0.05pt solid #000000" fo:padding="0.097cm"/>
    </style:style>
    <style:style style:name="PO_Table1.G22" style:family="table-cell">
      <style:table-cell-properties style:vertical-align="top" style:writing-mode="lr-tb" fo:background-color="transparent" fo:border-left="0.05pt solid #000000" fo:border-right="none" fo:border-top="1pt solid #000000" fo:border-bottom="0.05pt solid #000000" fo:padding="0.097cm"/>
    </style:style>
    <style:style style:name="PO_Table1.I22" style:family="table-cell">
      <style:table-cell-properties style:vertical-align="top" style:writing-mode="lr-tb" fo:background-color="transparent" fo:border-left="0.05pt solid #000000" fo:border-right="none" fo:border-top="1pt solid #000000" fo:border-bottom="0.05pt solid #000000" fo:padding="0.097cm"/>
    </style:style>
    <style:style style:name="PO_Table1.M22" style:family="table-cell">
      <style:table-cell-properties style:vertical-align="top" style:writing-mode="lr-tb" fo:background-color="transparent" fo:border-left="0.05pt solid #000000" fo:border-right="0.05pt solid #000000" fo:border-top="1pt solid #000000" fo:border-bottom="0.05pt solid #000000" fo:padding="0.097cm"/>
    </style:style>
    <style:style style:name="PO_Table1.P22" style:family="table-cell">
      <style:table-cell-properties style:vertical-align="top" style:writing-mode="lr-tb" fo:background-color="transparent" fo:border-left="0.05pt solid #000000" fo:border-right="none" fo:border-top="1pt solid #000000" fo:border-bottom="0.05pt solid #000000" fo:padding="0.097cm"/>
    </style:style>
    <style:style style:name="PO_Table1.23" style:family="table-row">
      <style:table-row-properties style:min-row-height="0.699cm" fo:keep-together="auto"/>
    </style:style>
    <style:style style:name="PO_Table1.A23" style:family="table-cell">
      <style:table-cell-properties style:vertical-align="middle" style:writing-mode="lr-tb" fo:background-color="transparent" fo:border-left="none" fo:border-right="none" fo:border-top="0.05pt solid #000000" fo:border-bottom="0.05pt solid #000000" fo:padding="0.097cm"/>
    </style:style>
    <style:style style:name="PO_Table1.B23"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D23"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G23"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I23"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M23" style:family="table-cell">
      <style:table-cell-properties style:vertical-align="middle" style:writing-mode="lr-tb" fo:background-color="transparent" fo:border="0.05pt solid #000000" fo:padding="0.097cm"/>
    </style:style>
    <style:style style:name="PO_Table1.P23"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24" style:family="table-row">
      <style:table-row-properties style:min-row-height="0.699cm" fo:keep-together="auto"/>
    </style:style>
    <style:style style:name="PO_Table1.A24" style:family="table-cell">
      <style:table-cell-properties style:vertical-align="middle" style:writing-mode="lr-tb" fo:background-color="transparent" fo:border-left="none" fo:border-right="none" fo:border-top="0.05pt solid #000000" fo:border-bottom="0.05pt solid #000000" fo:padding="0.097cm"/>
    </style:style>
    <style:style style:name="PO_Table1.B24"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D24"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G24"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I24"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M24" style:family="table-cell">
      <style:table-cell-properties style:vertical-align="middle" style:writing-mode="lr-tb" fo:background-color="transparent" fo:border="0.05pt solid #000000" fo:padding="0.097cm"/>
    </style:style>
    <style:style style:name="PO_Table1.P24"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25" style:family="table-row">
      <style:table-row-properties style:min-row-height="0.699cm" fo:keep-together="auto"/>
    </style:style>
    <style:style style:name="PO_Table1.A25" style:family="table-cell">
      <style:table-cell-properties style:vertical-align="middle" style:writing-mode="lr-tb" fo:background-color="transparent" fo:border-left="none" fo:border-right="none" fo:border-top="0.05pt solid #000000" fo:border-bottom="0.05pt solid #000000" fo:padding="0.097cm"/>
    </style:style>
    <style:style style:name="PO_Table1.B25"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D25"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G25"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I25"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M25" style:family="table-cell">
      <style:table-cell-properties style:vertical-align="middle" style:writing-mode="lr-tb" fo:background-color="transparent" fo:border="0.05pt solid #000000" fo:padding="0.097cm"/>
    </style:style>
    <style:style style:name="PO_Table1.P25"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26" style:family="table-row">
      <style:table-row-properties style:min-row-height="0.699cm" fo:keep-together="auto"/>
    </style:style>
    <style:style style:name="PO_Table1.A26" style:family="table-cell">
      <style:table-cell-properties style:vertical-align="middle" style:writing-mode="lr-tb" fo:background-color="transparent" fo:border-left="none" fo:border-right="none" fo:border-top="0.05pt solid #000000" fo:border-bottom="0.05pt solid #000000" fo:padding="0.097cm"/>
    </style:style>
    <style:style style:name="PO_Table1.B26"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D26"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G26"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I26"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M26" style:family="table-cell">
      <style:table-cell-properties style:vertical-align="middle" style:writing-mode="lr-tb" fo:background-color="transparent" fo:border="0.05pt solid #000000" fo:padding="0.097cm"/>
    </style:style>
    <style:style style:name="PO_Table1.P26" style:family="table-cell">
      <style:table-cell-properties style:vertical-align="middle" style:writing-mode="lr-tb" fo:background-color="transparent" fo:border-left="0.05pt solid #000000" fo:border-right="none" fo:border-top="0.05pt solid #000000" fo:border-bottom="0.05pt solid #000000" fo:padding="0.097cm"/>
    </style:style>
    <style:style style:name="PO_Table1.27" style:family="table-row">
      <style:table-row-properties style:min-row-height="0.699cm" fo:keep-together="auto"/>
    </style:style>
    <style:style style:name="PO_Table1.A27" style:family="table-cell">
      <style:table-cell-properties style:vertical-align="middle" style:writing-mode="lr-tb" fo:background-color="transparent" fo:border-left="none" fo:border-right="none" fo:border-top="0.05pt solid #000000" fo:border-bottom="1pt solid #000000" fo:padding="0.097cm"/>
    </style:style>
    <style:style style:name="PO_Table1.B27" style:family="table-cell">
      <style:table-cell-properties style:vertical-align="middle" style:writing-mode="lr-tb" fo:background-color="transparent" fo:border-left="0.05pt solid #000000" fo:border-right="none" fo:border-top="0.05pt solid #000000" fo:border-bottom="1pt solid #000000" fo:padding="0.097cm"/>
    </style:style>
    <style:style style:name="PO_Table1.D27" style:family="table-cell">
      <style:table-cell-properties style:vertical-align="middle" style:writing-mode="lr-tb" fo:background-color="transparent" fo:border-left="0.05pt solid #000000" fo:border-right="none" fo:border-top="0.05pt solid #000000" fo:border-bottom="1pt solid #000000" fo:padding="0.097cm"/>
    </style:style>
    <style:style style:name="PO_Table1.G27" style:family="table-cell">
      <style:table-cell-properties style:vertical-align="middle" style:writing-mode="lr-tb" fo:background-color="transparent" fo:border-left="0.05pt solid #000000" fo:border-right="none" fo:border-top="0.05pt solid #000000" fo:border-bottom="1pt solid #000000" fo:padding="0.097cm"/>
    </style:style>
    <style:style style:name="PO_Table1.I27" style:family="table-cell">
      <style:table-cell-properties style:vertical-align="middle" style:writing-mode="lr-tb" fo:background-color="transparent" fo:border-left="0.05pt solid #000000" fo:border-right="none" fo:border-top="0.05pt solid #000000" fo:border-bottom="1pt solid #000000" fo:padding="0.097cm"/>
    </style:style>
    <style:style style:name="PO_Table1.M27" style:family="table-cell">
      <style:table-cell-properties style:vertical-align="middle" style:writing-mode="lr-tb" fo:background-color="transparent" fo:border-left="0.05pt solid #000000" fo:border-right="0.05pt solid #000000" fo:border-top="0.05pt solid #000000" fo:border-bottom="1pt solid #000000" fo:padding="0.097cm"/>
    </style:style>
    <style:style style:name="PO_Table1.P27" style:family="table-cell">
      <style:table-cell-properties style:vertical-align="middle" style:writing-mode="lr-tb" fo:background-color="transparent" fo:border-left="0.05pt solid #000000" fo:border-right="none" fo:border-top="0.05pt solid #000000" fo:border-bottom="1pt solid #000000" fo:padding="0.097cm"/>
    </style:style>
    <style:style style:name="PO_Table1.28" style:family="table-row">
      <style:table-row-properties style:min-row-height="0.305cm" fo:keep-together="auto"/>
    </style:style>
    <style:style style:name="PO_Table1.A28" style:family="table-cell">
      <style:table-cell-properties style:vertical-align="top" style:writing-mode="lr-tb" fo:background-color="transparent" fo:border="none" fo:padding="0.097cm"/>
    </style:style>
    <style:style style:name="PO_Table1.29" style:family="table-row">
      <style:table-row-properties style:min-row-height="0.12cm" fo:keep-together="auto"/>
    </style:style>
    <style:style style:name="PO_Table1.A29" style:family="table-cell">
      <style:table-cell-properties style:vertical-align="top" style:writing-mode="lr-tb" fo:background-color="transparent" fo:border-left="none" fo:border-right="none" fo:border-top="1pt solid #000000" fo:border-bottom="0.05pt solid #000000" fo:padding="0.097cm"/>
    </style:style>
    <style:style style:name="PO_Table1.30" style:family="table-row">
      <style:table-row-properties style:min-row-height="0.337cm" fo:keep-together="auto"/>
    </style:style>
    <style:style style:name="PO_Table1.A30" style:family="table-cell">
      <style:table-cell-properties style:vertical-align="top" style:writing-mode="lr-tb" fo:background-color="transparent" fo:border="none" fo:padding="0.097cm"/>
    </style:style>
    <style:style style:name="PO_P20" style:family="paragraph" style:parent-style-name="Standard">
      <style:paragraph-properties text:number-lines="true" fo:line-height="0.4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9pt" fo:color="#000000" style:font-size-asian="9pt" style:font-size-complex="9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31" style:family="table-row">
      <style:table-row-properties style:min-row-height="0.337cm" fo:keep-together="auto"/>
    </style:style>
    <style:style style:name="PO_Table1.A31" style:family="table-cell">
      <style:table-cell-properties style:vertical-align="top" style:writing-mode="lr-tb" fo:background-color="transparent" fo:border="none" fo:padding="0.097cm"/>
    </style:style>
    <style:style style:name="PO_P21" style:family="paragraph" style:parent-style-name="Standard">
      <style:paragraph-properties text:number-lines="true" fo:line-height="0.4cm" fo:text-align="righ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8pt" fo:color="#000000" style:font-size-asian="8pt" style:font-size-complex="8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32" style:family="table-row">
      <style:table-row-properties style:min-row-height="0.097cm" fo:keep-together="auto"/>
    </style:style>
    <style:style style:name="PO_Table1.A32" style:family="table-cell">
      <style:table-cell-properties style:vertical-align="top" style:writing-mode="lr-tb" fo:background-color="transparent" fo:border-left="none" fo:border-right="none" fo:border-top="none" fo:border-bottom="0.05pt solid #000000" fo:padding="0.097cm"/>
    </style:style>
    <style:style style:name="PO_Table1.C32" style:family="table-cell">
      <style:table-cell-properties style:vertical-align="top" style:writing-mode="lr-tb" fo:background-color="transparent" fo:border-left="none" fo:border-right="none" fo:border-top="none" fo:border-bottom="0.05pt solid #000000" fo:padding="0.097cm"/>
    </style:style>
    <style:style style:name="PO_Table1.E32" style:family="table-cell">
      <style:table-cell-properties style:vertical-align="top" style:writing-mode="lr-tb" fo:background-color="transparent" fo:border-left="none" fo:border-right="none" fo:border-top="none" fo:border-bottom="0.05pt solid #000000" fo:padding="0.097cm"/>
    </style:style>
    <style:style style:name="PO_Table1.H32" style:family="table-cell">
      <style:table-cell-properties style:vertical-align="top" style:writing-mode="lr-tb" fo:background-color="transparent" fo:border-left="none" fo:border-right="none" fo:border-top="none" fo:border-bottom="0.05pt solid #000000" fo:padding="0.097cm"/>
    </style:style>
    <style:style style:name="PO_Table1.O32" style:family="table-cell">
      <style:table-cell-properties style:vertical-align="top" style:writing-mode="lr-tb" fo:background-color="transparent" fo:border-left="none" fo:border-right="none" fo:border-top="none" fo:border-bottom="0.05pt solid #000000" fo:padding="0.097cm"/>
    </style:style>
    <style:style style:name="PO_T10" style:family="text" style:parent-style-name="Standard">
      <style:text-properties fo:font-size="9pt" fo:color="#666666" style:font-size-asian="9pt" style:font-size-complex="9pt" style:use-window-font-color="fals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22" style:family="paragraph" style:parent-style-name="Standard">
      <style:paragraph-properties text:number-lines="false" fo:line-height="0.4cm" fo:text-align="righ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9pt" fo:color="#666666" style:font-size-asian="9pt" style:font-size-complex="9pt" style:use-window-font-color="fals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33" style:family="table-row">
      <style:table-row-properties fo:keep-together="auto"/>
    </style:style>
    <style:style style:name="PO_Table1.A33" style:family="table-cell">
      <style:table-cell-properties style:vertical-align="top" style:writing-mode="lr-tb" fo:background-color="transparent" fo:border="none" fo:padding="0.097cm"/>
    </style:style>
    <style:style style:name="PO_P23" style:family="paragraph" style:parent-style-name="Standard">
      <style:paragraph-properties text:number-lines="true" fo:line-height="0.4cm" fo:text-align="righ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7pt" fo:color="#000000" style:font-size-asian="7pt" style:font-size-complex="7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2" style:family="table">
      <style:table-properties style:width="17.941cm" table:align="margins" fo:margin-left="0.011cm" fo:margin-right="0.009cm" fo:margin-top="0cm" fo:margin-bottom="0cm" table:border-model="collapsing"/>
    </style:style>
    <style:style style:name="PO_Table2.A" style:family="table-column">
      <style:table-column-properties style:column-width="1.984cm"/>
    </style:style>
    <style:style style:name="PO_Table2.B" style:family="table-column">
      <style:table-column-properties style:column-width="1.663cm"/>
    </style:style>
    <style:style style:name="PO_Table2.C" style:family="table-column">
      <style:table-column-properties style:column-width="1.72cm"/>
    </style:style>
    <style:style style:name="PO_Table2.D" style:family="table-column">
      <style:table-column-properties style:column-width="1.776cm"/>
    </style:style>
    <style:style style:name="PO_Table2.E" style:family="table-column">
      <style:table-column-properties style:column-width="1.076cm"/>
    </style:style>
    <style:style style:name="PO_Table2.F" style:family="table-column">
      <style:table-column-properties style:column-width="0.736cm"/>
    </style:style>
    <style:style style:name="PO_Table2.G" style:family="table-column">
      <style:table-column-properties style:column-width="1.434cm"/>
    </style:style>
    <style:style style:name="PO_Table2.H" style:family="table-column">
      <style:table-column-properties style:column-width="0.339cm"/>
    </style:style>
    <style:style style:name="PO_Table2.I" style:family="table-column">
      <style:table-column-properties style:column-width="1.813cm"/>
    </style:style>
    <style:style style:name="PO_Table2.J" style:family="table-column">
      <style:table-column-properties style:column-width="1.55cm"/>
    </style:style>
    <style:style style:name="PO_Table2.K" style:family="table-column">
      <style:table-column-properties style:column-width="0.243cm"/>
    </style:style>
    <style:style style:name="PO_Table2.L" style:family="table-column">
      <style:table-column-properties style:column-width="1.796cm"/>
    </style:style>
    <style:style style:name="PO_Table2.M" style:family="table-column">
      <style:table-column-properties style:column-width="1.81cm"/>
    </style:style>
    <style:style style:name="PO_Table2.1" style:family="table-row">
      <style:table-row-properties fo:keep-together="auto"/>
    </style:style>
    <style:style style:name="PO_Table2.A1" style:family="table-cell">
      <style:table-cell-properties style:vertical-align="top" style:writing-mode="lr-tb" fo:background-color="transparent" fo:border="none" fo:padding="0.097cm"/>
    </style:style>
    <style:style style:name="PO_P24" style:family="paragraph" style:parent-style-name="Standard">
      <style:paragraph-properties text:number-lines="true" fo:line-height="normal" fo:text-align="righ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8pt" fo:color="#000000" style:font-size-asian="8pt" style:font-size-complex="8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2.2" style:family="table-row">
      <style:table-row-properties fo:keep-together="auto"/>
    </style:style>
    <style:style style:name="PO_Table2.A2" style:family="table-cell">
      <style:table-cell-properties style:vertical-align="top" style:writing-mode="lr-tb" fo:background-color="transparent" fo:border-left="none" fo:border-right="none" fo:border-top="1pt solid #000000" fo:border-bottom="0.05pt solid #000000" fo:padding="0.097cm"/>
    </style:style>
    <style:style style:name="PO_P25" style:family="paragraph" style:parent-style-name="Standard">
      <style:paragraph-properties text:number-lines="true" fo:line-height="0.4cm" fo:text-align="center"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2.3" style:family="table-row">
      <style:table-row-properties fo:keep-together="auto"/>
    </style:style>
    <style:style style:name="PO_Table2.A3" style:family="table-cell">
      <style:table-cell-properties style:vertical-align="top" style:writing-mode="lr-tb" fo:background-color="transparent" fo:border="none" fo:padding="0.097cm"/>
    </style:style>
    <style:style style:name="PO_P26" style:family="paragraph" style:parent-style-name="Standard">
      <style:paragraph-properties text:number-lines="true" fo:line-height="0.4cm" fo:text-align="start" fo:keep-together="auto" fo:margin-left="0cm" fo:margin-right="0cm" fo:margin-top="0.198cm" fo:margin-bottom="0cm" fo:text-indent="0cm" fo:background-color="transparent" style:shadow="none" fo:keep-with-next="auto" style:text-autospace="none" style:punctuation-wrap="hanging" style:line-break="strict" style:join-border="true"/>
      <style:text-properties fo:font-size="9pt" fo:color="#000000" style:font-size-asian="9pt" style:font-size-complex="9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2.4" style:family="table-row">
      <style:table-row-properties fo:keep-together="auto"/>
    </style:style>
    <style:style style:name="PO_Table2.A4" style:family="table-cell">
      <style:table-cell-properties style:vertical-align="top" style:writing-mode="lr-tb" fo:background-color="transparent" fo:border-left="none" fo:border-right="none" fo:border-top="none" fo:border-bottom="0.05pt solid #000000" fo:padding="0.097cm"/>
    </style:style>
    <style:style style:name="PO_Table2.F4" style:family="table-cell">
      <style:table-cell-properties style:vertical-align="top" style:writing-mode="lr-tb" fo:background-color="transparent" fo:border-left="none" fo:border-right="none" fo:border-top="none" fo:border-bottom="0.05pt solid #000000" fo:padding="0.097cm"/>
    </style:style>
    <style:style style:name="PO_Table2.H4" style:family="table-cell">
      <style:table-cell-properties style:vertical-align="top" style:writing-mode="lr-tb" fo:background-color="transparent" fo:border-left="none" fo:border-right="none" fo:border-top="none" fo:border-bottom="0.05pt solid #000000" fo:padding="0.097cm"/>
    </style:style>
    <style:style style:name="PO_Table2.K4" style:family="table-cell">
      <style:table-cell-properties style:vertical-align="top" style:writing-mode="lr-tb" fo:background-color="transparent" fo:border-left="none" fo:border-right="none" fo:border-top="none" fo:border-bottom="0.05pt solid #000000" fo:padding="0.097cm"/>
    </style:style>
    <style:style style:name="PO_Table2.5" style:family="table-row">
      <style:table-row-properties style:min-row-height="0.115cm" fo:keep-together="auto"/>
    </style:style>
    <style:style style:name="PO_Table2.A5" style:family="table-cell">
      <style:table-cell-properties style:vertical-align="top" style:writing-mode="lr-tb" fo:background-color="transparent" fo:border="none" fo:padding="0.097cm"/>
    </style:style>
    <style:style style:name="PO_P27" style:family="paragraph" style:parent-style-name="Standard">
      <style:paragraph-properties text:number-lines="false" fo:line-height="0.199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2pt" fo:color="#000000" style:font-size-asian="2pt" style:font-size-complex="2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2.6" style:family="table-row">
      <style:table-row-properties fo:keep-together="auto"/>
    </style:style>
    <style:style style:name="PO_Table2.A6" style:family="table-cell">
      <style:table-cell-properties style:vertical-align="top" style:writing-mode="lr-tb" fo:background-color="transparent" fo:border-left="none" fo:border-right="none" fo:border-top="1pt solid #000000" fo:border-bottom="0.05pt solid #000000" fo:padding="0.097cm"/>
    </style:style>
    <style:style style:name="PO_P28" style:family="paragraph" style:parent-style-name="Standard">
      <style:paragraph-properties text:number-lines="false" fo:line-height="0.499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9pt" fo:color="#000000" style:font-size-asian="9pt" style:font-size-complex="9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2.7" style:family="table-row">
      <style:table-row-properties fo:keep-together="auto"/>
    </style:style>
    <style:style style:name="PO_Table2.A7" style:family="table-cell">
      <style:table-cell-properties style:vertical-align="top" style:writing-mode="lr-tb" fo:background-color="transparent" fo:border-left="none" fo:border-right="none" fo:border-top="0.05pt solid #000000" fo:border-bottom="0.05pt solid #000000" fo:padding="0.097cm"/>
    </style:style>
    <style:style style:name="PO_P29" style:family="paragraph" style:parent-style-name="Standard">
      <style:paragraph-properties text:number-lines="false" fo:line-height="0.499cm" fo:text-align="center"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9pt" fo:color="#000000" style:font-size-asian="9pt" style:font-size-complex="9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2.B7"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C7"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D7"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E7"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G7"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I7"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J7"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L7"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M7"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8" style:family="table-row">
      <style:table-row-properties fo:keep-together="auto"/>
    </style:style>
    <style:style style:name="PO_Table2.A8" style:family="table-cell">
      <style:table-cell-properties style:vertical-align="top" style:writing-mode="lr-tb" fo:background-color="transparent" fo:border-left="none" fo:border-right="none" fo:border-top="0.05pt solid #000000" fo:border-bottom="0.05pt solid #000000" fo:padding="0.097cm"/>
    </style:style>
    <style:style style:name="PO_Table2.B8"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C8"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D8"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E8"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G8"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I8"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J8"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L8"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M8" style:family="table-cell">
      <style:table-cell-properties style:vertical-align="top" style:writing-mode="lr-tb" fo:background-color="transparent" fo:border-left="0.05pt solid #000000" fo:border-right="none" fo:border-top="0.05pt solid #000000" fo:border-bottom="0.05pt solid #000000" fo:padding="0.097cm"/>
    </style:style>
    <style:style style:name="PO_Table2.9" style:family="table-row">
      <style:table-row-properties fo:keep-together="auto"/>
    </style:style>
    <style:style style:name="PO_Table2.A9" style:family="table-cell">
      <style:table-cell-properties style:vertical-align="top" style:writing-mode="lr-tb" fo:background-color="transparent" fo:border="none" fo:padding="0.097cm"/>
    </style:style>
    <style:style style:name="PO_Table2.10" style:family="table-row">
      <style:table-row-properties fo:keep-together="auto"/>
    </style:style>
    <style:style style:name="PO_Table2.A10" style:family="table-cell">
      <style:table-cell-properties style:vertical-align="top" style:writing-mode="lr-tb" fo:background-color="transparent" fo:border-left="none" fo:border-right="none" fo:border-top="1pt solid #000000" fo:border-bottom="0.05pt solid #000000" fo:padding="0.097cm"/>
    </style:style>
    <style:style style:name="PO_Table2.11" style:family="table-row">
      <style:table-row-properties style:min-row-height="7.567cm" fo:keep-together="auto"/>
    </style:style>
    <style:style style:name="PO_Table2.A11" style:family="table-cell">
      <style:table-cell-properties style:vertical-align="top" style:writing-mode="lr-tb" fo:background-color="transparent" fo:border="none" fo:padding="0.097cm"/>
    </style:style>
    <style:style style:name="PO_P30" style:family="paragraph" style:parent-style-name="Standard">
      <style:paragraph-properties text:number-lines="true" fo:line-height="0.4cm" fo:text-align="start" fo:keep-together="auto" fo:margin-left="0.496cm" fo:margin-right="0cm" fo:margin-top="0cm" fo:margin-bottom="0cm" fo:text-indent="-0.499cm" fo:background-color="transparent" style:shadow="none" fo:keep-with-next="auto" style:text-autospace="none" style:punctuation-wrap="hanging" style:line-break="strict" style:join-border="true"/>
      <style:text-properties fo:font-size="9pt" fo:color="#000000" style:font-size-asian="9pt" style:font-size-complex="9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2.12" style:family="table-row">
      <style:table-row-properties fo:keep-together="auto"/>
    </style:style>
    <style:style style:name="PO_Table2.A12" style:family="table-cell">
      <style:table-cell-properties style:vertical-align="top" style:writing-mode="lr-tb" fo:background-color="transparent" fo:border-left="none" fo:border-right="none" fo:border-top="0.05pt solid #000000" fo:border-bottom="none" fo:padding="0.097cm"/>
    </style:style>
    <style:style style:name="PO_Table2.13" style:family="table-row">
      <style:table-row-properties fo:keep-together="auto"/>
    </style:style>
    <style:style style:name="PO_Table2.A13" style:family="table-cell">
      <style:table-cell-properties style:vertical-align="top" style:writing-mode="lr-tb" fo:background-color="transparent" fo:border-left="none" fo:border-right="none" fo:border-top="1pt solid #000000" fo:border-bottom="0.05pt solid #000000" fo:padding="0.097cm"/>
    </style:style>
    <style:style style:name="PO_Table2.14" style:family="table-row">
      <style:table-row-properties style:min-row-height="7.142cm" fo:keep-together="auto"/>
    </style:style>
    <style:style style:name="PO_Table2.A14" style:family="table-cell">
      <style:table-cell-properties style:vertical-align="top" style:writing-mode="lr-tb" fo:background-color="transparent" fo:border="none" fo:padding="0.097cm"/>
    </style:style>
    <style:style style:name="PO_Table2.15" style:family="table-row">
      <style:table-row-properties fo:keep-together="auto"/>
    </style:style>
    <style:style style:name="PO_Table2.A15" style:family="table-cell">
      <style:table-cell-properties style:vertical-align="top" style:writing-mode="lr-tb" fo:background-color="transparent" fo:border-left="none" fo:border-right="none" fo:border-top="0.05pt solid #000000" fo:border-bottom="none" fo:padding="0.097cm"/>
    </style:style>
    <style:style style:name="PO_P31" style:family="paragraph" style:parent-style-name="Standard">
      <style:paragraph-properties text:number-lines="true" fo:line-height="0.199cm" fo:text-align="start" fo:keep-together="auto" fo:margin-left="0cm" fo:margin-right="0cm" fo:margin-top="0cm" fo:margin-bottom="0cm" fo:text-indent="0cm" fo:background-color="transparent" style:shadow="none" fo:keep-with-next="auto" style:text-autospace="none" style:punctuation-wrap="hanging" style:line-break="strict" style:join-border="true"/>
      <style:text-properties fo:font-size="2pt" fo:color="#000000" style:font-size-asian="2pt" style:font-size-complex="2pt" style:use-window-font-color="true" style:text-outline="false" style:letter-kerning="false" style:text-scale="100%" fo:font-variant="normal" fo:text-transform="none" style:text-line-through-type="none" style:text-line-through-style="none" style:text-position="0% 100%" style:font-name="돋움" style:font-name-asian="돋움" style:font-name-complex="돋움" fo:letter-spacing="normal" fo:language="en" style:language-asian="ko" style:language-complex="en" fo:country="US" style:country-asian="KR" style:country-complex="US"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2.16" style:family="table-row">
      <style:table-row-properties fo:keep-together="auto"/>
    </style:style>
    <style:style style:name="PO_Table2.A16" style:family="table-cell">
      <style:table-cell-properties style:vertical-align="top" style:writing-mode="lr-tb" fo:background-color="transparent" fo:border-left="none" fo:border-right="none" fo:border-top="0.05pt solid #808080" fo:border-bottom="none" fo:padding="0.097cm"/>
    </style:style>
    <style:style style:name="PO_Table2.17" style:family="table-row">
      <style:table-row-properties fo:keep-together="auto"/>
    </style:style>
    <style:style style:name="PO_Table2.A17" style:family="table-cell">
      <style:table-cell-properties style:vertical-align="top" style:writing-mode="lr-tb" fo:background-color="transparent" fo:border="none" fo:padding="0.097cm"/>
    </style:style>
  </office:automatic-styles>
  <office:body>
    <office:text>
      <table:table table:style-name="PO_TABLE1">
        <table:table-column table:style-name="PO_Table1.A"/>
        <table:table-column table:style-name="PO_Table1.B"/>
        <table:table-column table:style-name="PO_Table1.C"/>
        <table:table-column table:style-name="PO_Table1.D"/>
        <table:table-column table:style-name="PO_Table1.E"/>
        <table:table-column table:style-name="PO_Table1.F"/>
        <table:table-column table:style-name="PO_Table1.G"/>
        <table:table-column table:style-name="PO_Table1.H"/>
        <table:table-column table:style-name="PO_Table1.I"/>
        <table:table-column table:style-name="PO_Table1.J"/>
        <table:table-column table:style-name="PO_Table1.K"/>
        <table:table-column table:style-name="PO_Table1.L"/>
        <table:table-column table:style-name="PO_Table1.M"/>
        <table:table-column table:style-name="PO_Table1.N"/>
        <table:table-column table:style-name="PO_Table1.O"/>
        <table:table-column table:style-name="PO_Table1.P"/>
        <table:table-row table:style-name="PO_Table1.1">
          <table:table-cell table:style-name="PO_Table1.A1" table:number-columns-spanned="16">
            <text:p text:style-name="PO_P1"><text:span text:style-name="PO_T1">■ 주민등록법 시행령 [별지 제15호서식] </text:span><text:span text:style-name="PO_T2">&lt;개정 2013.12.17&gt;</text:span><text:span text:style-name="PO_T1"><text:s text:c="28"/>민원24(www.minwon.go.kr)에서도 신고할 수 있습니다.</text:span></text:p>
            <text:p text:style-name="PO_P2"><text:span text:style-name="PO_T3">[ <text:s text:c="3"/>]전입 <text:s/>[ <text:s text:c="3"/>]국외이주 <text:s/>[ <text:s text:c="3"/>]재등록 신고서</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2">
          <table:table-cell table:style-name="PO_Table1.A2" table:number-columns-spanned="16">
            <text:p text:style-name="PO_P3"><text:span text:style-name="PO_T4">"거짓으로 신고(사망자 전입신고 등)하면 3년 이하의 징역 또는 1천만원 이하의 벌금형을 받게 됩니다."</text:span></text:p>
            <text:p text:style-name="PO_P4"><text:span text:style-name="PO_T1">※ 뒤쪽의 유의사항과 작성방법을 읽고 작성해 주시기 바라며, [ <text:s/>]에는 해당하는 곳에 √표를 합니다. <text:s text:c="27"/>(앞쪽) <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3">
          <table:table-cell table:style-name="PO_Table1.A3" table:number-columns-spanned="7">
            <text:p text:style-name="PO_P5"><text:span text:style-name="PO_T5">접수번호</text:span></text:p>
          </table:table-cell>
          <table:covered-table-cell/>
          <table:covered-table-cell/>
          <table:covered-table-cell/>
          <table:covered-table-cell/>
          <table:covered-table-cell/>
          <table:covered-table-cell/>
          <table:table-cell table:style-name="PO_Table1.H3" table:number-columns-spanned="9">
            <text:p text:style-name="PO_P5"><text:span text:style-name="PO_T5">신고일자 <text:s text:c="34"/>년 <text:s text:c="8"/>월 <text:s text:c="7"/>일 <text:s text:c="3"/></text:span></text:p>
          </table:table-cell>
          <table:covered-table-cell/>
          <table:covered-table-cell/>
          <table:covered-table-cell/>
          <table:covered-table-cell/>
          <table:covered-table-cell/>
          <table:covered-table-cell/>
          <table:covered-table-cell/>
          <table:covered-table-cell/>
        </table:table-row>
        <table:table-row table:style-name="PO_Table1.4">
          <table:table-cell table:style-name="PO_Table1.A4" table:number-columns-spanned="16">
            <text:p text:style-name="PO_P6"><text:span text:style-name="PO_T6"><text:s text:c="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5">
          <table:table-cell table:style-name="PO_Table1.A5" table:number-rows-spanned="2">
            <text:p text:style-name="PO_P7"><text:span text:style-name="PO_T7">신고인</text:span></text:p>
          </table:table-cell>
          <table:table-cell table:style-name="PO_Table1.B5" table:number-columns-spanned="2">
            <text:p text:style-name="PO_P8"><text:span text:style-name="PO_T1">성명</text:span></text:p>
          </table:table-cell>
          <table:covered-table-cell/>
          <table:table-cell table:style-name="PO_Table1.D5" table:number-columns-spanned="8">
            <text:p text:style-name="PO_P9"/>
          </table:table-cell>
          <table:covered-table-cell/>
          <table:covered-table-cell/>
          <table:covered-table-cell/>
          <table:covered-table-cell/>
          <table:covered-table-cell/>
          <table:covered-table-cell/>
          <table:covered-table-cell/>
          <table:table-cell table:style-name="PO_Table1.L5" table:number-columns-spanned="2">
            <text:p text:style-name="PO_P10"><text:span text:style-name="PO_T8">(서명 또는 인) <text:s text:c="2"/></text:span></text:p>
          </table:table-cell>
          <table:covered-table-cell/>
          <table:table-cell table:style-name="PO_Table1.N5" table:number-columns-spanned="2">
            <text:p text:style-name="PO_P11"><text:span text:style-name="PO_T9">세대주와의 관계</text:span></text:p>
          </table:table-cell>
          <table:covered-table-cell/>
          <table:table-cell table:style-name="PO_Table1.P5">
            <text:p text:style-name="PO_P8"/>
          </table:table-cell>
        </table:table-row>
        <table:table-row table:style-name="PO_Table1.6">
          <table:covered-table-cell/>
          <table:table-cell table:style-name="PO_Table1.B6" table:number-columns-spanned="2">
            <text:p text:style-name="PO_P8"><text:span text:style-name="PO_T1">주민등록번호</text:span></text:p>
          </table:table-cell>
          <table:covered-table-cell/>
          <table:table-cell table:style-name="PO_Table1.D6" table:number-columns-spanned="4">
            <text:p text:style-name="PO_P8"/>
          </table:table-cell>
          <table:covered-table-cell/>
          <table:covered-table-cell/>
          <table:covered-table-cell/>
          <table:table-cell table:style-name="PO_Table1.H6" table:number-columns-spanned="4">
            <text:p text:style-name="PO_P8"><text:span text:style-name="PO_T1">전화번호</text:span></text:p>
          </table:table-cell>
          <table:covered-table-cell/>
          <table:covered-table-cell/>
          <table:covered-table-cell/>
          <table:table-cell table:style-name="PO_Table1.L6" table:number-columns-spanned="2">
            <text:p text:style-name="PO_P8"/>
          </table:table-cell>
          <table:covered-table-cell/>
          <table:table-cell table:style-name="PO_Table1.N6" table:number-columns-spanned="2">
            <text:p text:style-name="PO_P8"><text:span text:style-name="PO_T1">휴대전화번호</text:span></text:p>
          </table:table-cell>
          <table:covered-table-cell/>
          <table:table-cell table:style-name="PO_Table1.P6">
            <text:p text:style-name="PO_P8"/>
          </table:table-cell>
        </table:table-row>
        <table:table-row table:style-name="PO_Table1.7">
          <table:table-cell table:style-name="PO_Table1.A7" table:number-columns-spanned="16">
            <text:p text:style-name="PO_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8">
          <table:table-cell table:style-name="PO_Table1.A8" table:number-rows-spanned="7">
            <text:p text:style-name="PO_P7"><text:span text:style-name="PO_T7">새로 사는 곳</text:span></text:p>
            <text:p text:style-name="PO_P13"><text:span text:style-name="PO_T1">(전입지,</text:span></text:p>
            <text:p text:style-name="PO_P13"><text:span text:style-name="PO_T1">국외 이주지)</text:span></text:p>
          </table:table-cell>
          <table:table-cell table:style-name="PO_Table1.B8" table:number-columns-spanned="2">
            <text:p text:style-name="PO_P8"><text:span text:style-name="PO_T1">구분</text:span></text:p>
          </table:table-cell>
          <table:covered-table-cell/>
          <table:table-cell table:style-name="PO_Table1.D8" table:number-columns-spanned="3">
            <text:p text:style-name="PO_P1"><text:span text:style-name="PO_T1">[ <text:s text:c="3"/>]세대 구성</text:span></text:p>
          </table:table-cell>
          <table:covered-table-cell/>
          <table:covered-table-cell/>
          <table:table-cell table:style-name="PO_Table1.G8" table:number-columns-spanned="5">
            <text:p text:style-name="PO_P1"><text:span text:style-name="PO_T1">[ <text:s text:c="3"/>]다른 세대로 편입</text:span></text:p>
          </table:table-cell>
          <table:covered-table-cell/>
          <table:covered-table-cell/>
          <table:covered-table-cell/>
          <table:covered-table-cell/>
          <table:table-cell table:style-name="PO_Table1.L8" table:number-columns-spanned="5">
            <text:p text:style-name="PO_P1"><text:span text:style-name="PO_T1">[ <text:s text:c="3"/>]세대 합가(두 세대주가 하나의 세대 구성)</text:span></text:p>
          </table:table-cell>
          <table:covered-table-cell/>
          <table:covered-table-cell/>
          <table:covered-table-cell/>
          <table:covered-table-cell/>
        </table:table-row>
        <table:table-row table:style-name="PO_Table1.9">
          <table:covered-table-cell/>
          <table:table-cell table:style-name="PO_Table1.B9" table:number-columns-spanned="2">
            <text:p text:style-name="PO_P8"><text:span text:style-name="PO_T1">전(前) 세대주</text:span></text:p>
            <text:p text:style-name="PO_P8"><text:span text:style-name="PO_T1">또는 본인</text:span></text:p>
          </table:table-cell>
          <table:covered-table-cell/>
          <table:table-cell table:style-name="PO_Table1.D9" table:number-columns-spanned="2">
            <text:p text:style-name="PO_P8"><text:span text:style-name="PO_T1">성명</text:span></text:p>
          </table:table-cell>
          <table:covered-table-cell/>
          <table:table-cell table:style-name="PO_Table1.F9" table:number-columns-spanned="10">
            <text:p text:style-name="PO_P14"><text:span text:style-name="PO_T8"><text:s text:c="62"/></text:span></text:p>
          </table:table-cell>
          <table:covered-table-cell/>
          <table:covered-table-cell/>
          <table:covered-table-cell/>
          <table:covered-table-cell/>
          <table:covered-table-cell/>
          <table:covered-table-cell/>
          <table:covered-table-cell/>
          <table:covered-table-cell/>
          <table:covered-table-cell/>
          <table:table-cell table:style-name="PO_Table1.P9">
            <text:p text:style-name="PO_P14"><text:span text:style-name="PO_T8">(서명 또는 인)</text:span></text:p>
          </table:table-cell>
        </table:table-row>
        <table:table-row table:style-name="PO_Table1.10">
          <table:covered-table-cell/>
          <table:table-cell table:style-name="PO_Table1.B10" table:number-columns-spanned="2" table:number-rows-spanned="2">
            <text:p text:style-name="PO_P8"><text:span text:style-name="PO_T1">세대주</text:span></text:p>
          </table:table-cell>
          <table:covered-table-cell/>
          <table:table-cell table:style-name="PO_Table1.D10" table:number-columns-spanned="2">
            <text:p text:style-name="PO_P8"><text:span text:style-name="PO_T1">성명</text:span></text:p>
          </table:table-cell>
          <table:covered-table-cell/>
          <table:table-cell table:style-name="PO_Table1.F10" table:number-columns-spanned="6">
            <text:p text:style-name="PO_P14"><text:span text:style-name="PO_T8"><text:s text:c="7"/></text:span></text:p>
          </table:table-cell>
          <table:covered-table-cell/>
          <table:covered-table-cell/>
          <table:covered-table-cell/>
          <table:covered-table-cell/>
          <table:covered-table-cell/>
          <table:table-cell table:style-name="PO_Table1.L10" table:number-columns-spanned="2">
            <text:p text:style-name="PO_P15"><text:span text:style-name="PO_T8">(서명 또는 인)</text:span></text:p>
          </table:table-cell>
          <table:covered-table-cell/>
          <table:table-cell table:style-name="PO_Table1.N10" table:number-columns-spanned="2">
            <text:p text:style-name="PO_P8"><text:span text:style-name="PO_T1">주민등록번호</text:span></text:p>
          </table:table-cell>
          <table:covered-table-cell/>
          <table:table-cell table:style-name="PO_Table1.P10">
            <text:p text:style-name="PO_P8"/>
          </table:table-cell>
        </table:table-row>
        <table:table-row table:style-name="PO_Table1.11">
          <table:covered-table-cell/>
          <table:covered-table-cell/>
          <table:covered-table-cell/>
          <table:table-cell table:style-name="PO_Table1.D11" table:number-columns-spanned="2">
            <text:p text:style-name="PO_P8"><text:span text:style-name="PO_T1">전화번호</text:span></text:p>
          </table:table-cell>
          <table:covered-table-cell/>
          <table:table-cell table:style-name="PO_Table1.F11" table:number-columns-spanned="2">
            <text:p text:style-name="PO_P8"/>
          </table:table-cell>
          <table:covered-table-cell/>
          <table:table-cell table:style-name="PO_Table1.H11" table:number-columns-spanned="4">
            <text:p text:style-name="PO_P8"><text:span text:style-name="PO_T1">휴대전화번호</text:span></text:p>
          </table:table-cell>
          <table:covered-table-cell/>
          <table:covered-table-cell/>
          <table:covered-table-cell/>
          <table:table-cell table:style-name="PO_Table1.L11" table:number-columns-spanned="2">
            <text:p text:style-name="PO_P8"/>
          </table:table-cell>
          <table:covered-table-cell/>
          <table:table-cell table:style-name="PO_Table1.N11" table:number-columns-spanned="2">
            <text:p text:style-name="PO_P8"><text:span text:style-name="PO_T1">전자우편주소</text:span></text:p>
          </table:table-cell>
          <table:covered-table-cell/>
          <table:table-cell table:style-name="PO_Table1.P11">
            <text:p text:style-name="PO_P8"/>
          </table:table-cell>
        </table:table-row>
        <table:table-row table:style-name="PO_Table1.12">
          <table:covered-table-cell/>
          <table:table-cell table:style-name="PO_Table1.B12" table:number-columns-spanned="2">
            <text:p text:style-name="PO_P8"><text:span text:style-name="PO_T1">주 <text:s text:c="2"/>소</text:span></text:p>
          </table:table-cell>
          <table:covered-table-cell/>
          <table:table-cell table:style-name="PO_Table1.D12" table:number-columns-spanned="10">
            <text:p text:style-name="PO_P8"/>
          </table:table-cell>
          <table:covered-table-cell/>
          <table:covered-table-cell/>
          <table:covered-table-cell/>
          <table:covered-table-cell/>
          <table:covered-table-cell/>
          <table:covered-table-cell/>
          <table:covered-table-cell/>
          <table:covered-table-cell/>
          <table:covered-table-cell/>
          <table:table-cell table:style-name="PO_Table1.N12" table:number-columns-spanned="3">
            <text:p text:style-name="PO_P8"><text:span text:style-name="PO_T1">관할 읍·면사무소, 동주민센터</text:span></text:p>
            <text:p text:style-name="PO_P1"><text:span text:style-name="PO_T1">[ <text:s text:c="41"/>]</text:span></text:p>
          </table:table-cell>
          <table:covered-table-cell/>
          <table:covered-table-cell/>
        </table:table-row>
        <table:table-row table:style-name="PO_Table1.13">
          <table:covered-table-cell/>
          <table:table-cell table:style-name="PO_Table1.B13" table:number-columns-spanned="6">
            <text:p text:style-name="PO_P1"><text:span text:style-name="PO_T1"><text:s/>※ 전입주소가 구분등기가 안된 다가구주택인 </text:span></text:p>
            <text:p text:style-name="PO_P1"><text:span text:style-name="PO_T1"><text:s text:c="5"/>경우 주택명칭ㆍ층ㆍ호수 </text:span></text:p>
            <text:p text:style-name="PO_P1"><text:span text:style-name="PO_T1"><text:s text:c="6"/>(예: 무궁화빌라, 1층 2호)</text:span></text:p>
          </table:table-cell>
          <table:covered-table-cell/>
          <table:covered-table-cell/>
          <table:covered-table-cell/>
          <table:covered-table-cell/>
          <table:covered-table-cell/>
          <table:table-cell table:style-name="PO_Table1.H13" table:number-columns-spanned="3">
            <text:p text:style-name="PO_P8"><text:span text:style-name="PO_T1">주택명칭</text:span></text:p>
            <text:p text:style-name="PO_P8"><text:span text:style-name="PO_T1"><text:s/></text:span></text:p>
          </table:table-cell>
          <table:covered-table-cell/>
          <table:covered-table-cell/>
          <table:table-cell table:style-name="PO_Table1.K13" table:number-columns-spanned="6">
            <text:p text:style-name="PO_P8"/>
            <text:p text:style-name="PO_P8"/>
            <text:p text:style-name="PO_P8"><text:span text:style-name="PO_T1"><text:s text:c="46"/>층 <text:s text:c="15"/>호</text:span></text:p>
          </table:table-cell>
          <table:covered-table-cell/>
          <table:covered-table-cell/>
          <table:covered-table-cell/>
          <table:covered-table-cell/>
          <table:covered-table-cell/>
        </table:table-row>
        <table:table-row table:style-name="PO_Table1.14">
          <table:covered-table-cell/>
          <table:table-cell table:style-name="PO_Table1.B14" table:number-columns-spanned="2">
            <text:p text:style-name="PO_P1"><text:span text:style-name="PO_T1">전입사유</text:span></text:p>
            <text:p text:style-name="PO_P16"><text:span text:style-name="PO_T1">※ 주된 1가지</text:span></text:p>
          </table:table-cell>
          <table:covered-table-cell/>
          <table:table-cell table:style-name="PO_Table1.D14" table:number-columns-spanned="6">
            <text:p text:style-name="PO_P17"><text:span text:style-name="PO_T1">[ <text:s/>] 직업</text:span><text:span text:style-name="PO_T9">(취업, 사업, 직장이전 등)</text:span></text:p>
            <text:p text:style-name="PO_P17"><text:span text:style-name="PO_T1">[ <text:s/>] 가족</text:span><text:span text:style-name="PO_T9">(가족과 함께 거주, 결혼, 분가 등)</text:span></text:p>
            <text:p text:style-name="PO_P1"><text:span text:style-name="PO_T1">[ <text:s/>] 주택</text:span><text:span text:style-name="PO_T9">(주택구입, 계약만료, 집세, 재개발 등)</text:span></text:p>
          </table:table-cell>
          <table:covered-table-cell/>
          <table:covered-table-cell/>
          <table:covered-table-cell/>
          <table:covered-table-cell/>
          <table:covered-table-cell/>
          <table:table-cell table:style-name="PO_Table1.J14" table:number-columns-spanned="6">
            <text:p text:style-name="PO_P17"><text:span text:style-name="PO_T1">[ <text:s/>] 교 육</text:span><text:span text:style-name="PO_T9">(진학, 학업, 자녀교육 등)</text:span></text:p>
            <text:p text:style-name="PO_P17"><text:span text:style-name="PO_T1">[ <text:s/>] 주거환경</text:span><text:span text:style-name="PO_T9">(교통, 문화ㆍ편의시설 등)</text:span></text:p>
            <text:p text:style-name="PO_P1"><text:span text:style-name="PO_T1">[ <text:s/>] 자연환경</text:span><text:span text:style-name="PO_T9">(건강, 공해, 전원생활 등)</text:span></text:p>
          </table:table-cell>
          <table:covered-table-cell/>
          <table:covered-table-cell/>
          <table:covered-table-cell/>
          <table:covered-table-cell/>
          <table:covered-table-cell/>
          <table:table-cell table:style-name="PO_Table1.P14">
            <text:p text:style-name="PO_P1"><text:span text:style-name="PO_T1">[ <text:s/>]그 밖의 사유 </text:span></text:p>
            <text:p text:style-name="PO_P1"><text:span text:style-name="PO_T1"><text:s text:c="5"/>(자세히 기재)</text:span></text:p>
            <text:p text:style-name="PO_P1"/>
            <text:p text:style-name="PO_P1"/>
          </table:table-cell>
        </table:table-row>
        <table:table-row table:style-name="PO_Table1.15">
          <table:table-cell table:style-name="PO_Table1.A15" table:number-columns-spanned="16">
            <text:p text:style-name="PO_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16">
          <table:table-cell table:style-name="PO_Table1.A16" table:number-rows-spanned="5">
            <text:p text:style-name="PO_P7"><text:span text:style-name="PO_T7">전에 살던 곳</text:span></text:p>
            <text:p text:style-name="PO_P13"><text:span text:style-name="PO_T1">(전출지, 말소지, 거주불명등록지)</text:span></text:p>
          </table:table-cell>
          <table:table-cell table:style-name="PO_Table1.B16" table:number-columns-spanned="2">
            <text:p text:style-name="PO_P8"><text:span text:style-name="PO_T1">세대주</text:span></text:p>
          </table:table-cell>
          <table:covered-table-cell/>
          <table:table-cell table:style-name="PO_Table1.D16" table:number-columns-spanned="2">
            <text:p text:style-name="PO_P8"><text:span text:style-name="PO_T1">성명</text:span></text:p>
          </table:table-cell>
          <table:covered-table-cell/>
          <table:table-cell table:style-name="PO_Table1.F16" table:number-columns-spanned="2">
            <text:p text:style-name="PO_P8"/>
          </table:table-cell>
          <table:covered-table-cell/>
          <table:table-cell table:style-name="PO_Table1.H16" table:number-columns-spanned="4">
            <text:p text:style-name="PO_P8"><text:span text:style-name="PO_T1">주민등록번호</text:span></text:p>
          </table:table-cell>
          <table:covered-table-cell/>
          <table:covered-table-cell/>
          <table:covered-table-cell/>
          <table:table-cell table:style-name="PO_Table1.L16" table:number-columns-spanned="5">
            <text:p text:style-name="PO_P1"/>
          </table:table-cell>
          <table:covered-table-cell/>
          <table:covered-table-cell/>
          <table:covered-table-cell/>
          <table:covered-table-cell/>
        </table:table-row>
        <table:table-row table:style-name="PO_Table1.17">
          <table:covered-table-cell/>
          <table:table-cell table:style-name="PO_Table1.B17" table:number-columns-spanned="2">
            <text:p text:style-name="PO_P8"><text:span text:style-name="PO_T1">구분</text:span></text:p>
          </table:table-cell>
          <table:covered-table-cell/>
          <table:table-cell table:style-name="PO_Table1.D17" table:number-columns-spanned="4">
            <text:p text:style-name="PO_P1"><text:span text:style-name="PO_T1">[ <text:s/>] 세대 전부 전출</text:span></text:p>
          </table:table-cell>
          <table:covered-table-cell/>
          <table:covered-table-cell/>
          <table:covered-table-cell/>
          <table:table-cell table:style-name="PO_Table1.H17" table:number-columns-spanned="6">
            <text:p text:style-name="PO_P1"><text:span text:style-name="PO_T1">[ <text:s/>] 세대주를 포함하여 </text:span></text:p>
            <text:p text:style-name="PO_P1"><text:span text:style-name="PO_T1"><text:s text:c="6"/>세대 일부 전출</text:span></text:p>
          </table:table-cell>
          <table:covered-table-cell/>
          <table:covered-table-cell/>
          <table:covered-table-cell/>
          <table:covered-table-cell/>
          <table:covered-table-cell/>
          <table:table-cell table:style-name="PO_Table1.N17" table:number-columns-spanned="3">
            <text:p text:style-name="PO_P1"><text:span text:style-name="PO_T1">[ <text:s/>] 세대주를 포함하지 아니하는</text:span></text:p>
            <text:p text:style-name="PO_P1"><text:span text:style-name="PO_T1"><text:s text:c="6"/>세대 일부 전출</text:span></text:p>
          </table:table-cell>
          <table:covered-table-cell/>
          <table:covered-table-cell/>
        </table:table-row>
        <table:table-row table:style-name="PO_Table1.18">
          <table:covered-table-cell/>
          <table:table-cell table:style-name="PO_Table1.B18" table:number-columns-spanned="2" table:number-rows-spanned="2">
            <text:p text:style-name="PO_P8"><text:span text:style-name="PO_T1">세대주를</text:span></text:p>
            <text:p text:style-name="PO_P8"><text:span text:style-name="PO_T1">포함하여 </text:span></text:p>
            <text:p text:style-name="PO_P8"><text:span text:style-name="PO_T1">세대 일부가 </text:span></text:p>
            <text:p text:style-name="PO_P8"><text:span text:style-name="PO_T1">전출한 경우</text:span></text:p>
          </table:table-cell>
          <table:covered-table-cell/>
          <table:table-cell table:style-name="PO_Table1.D18" table:number-columns-spanned="4">
            <text:p text:style-name="PO_P8"><text:span text:style-name="PO_T1">남은 세대의 세대주 성명</text:span></text:p>
          </table:table-cell>
          <table:covered-table-cell/>
          <table:covered-table-cell/>
          <table:covered-table-cell/>
          <table:table-cell table:style-name="PO_Table1.H18" table:number-columns-spanned="9">
            <text:p text:style-name="PO_P8"/>
          </table:table-cell>
          <table:covered-table-cell/>
          <table:covered-table-cell/>
          <table:covered-table-cell/>
          <table:covered-table-cell/>
          <table:covered-table-cell/>
          <table:covered-table-cell/>
          <table:covered-table-cell/>
          <table:covered-table-cell/>
        </table:table-row>
        <table:table-row table:style-name="PO_Table1.19">
          <table:covered-table-cell/>
          <table:covered-table-cell/>
          <table:covered-table-cell/>
          <table:table-cell table:style-name="PO_Table1.D19" table:number-columns-spanned="2">
            <text:p text:style-name="PO_P8"><text:span text:style-name="PO_T1">주민등록번호</text:span></text:p>
          </table:table-cell>
          <table:covered-table-cell/>
          <table:table-cell table:style-name="PO_Table1.F19" table:number-columns-spanned="2">
            <text:p text:style-name="PO_P8"/>
          </table:table-cell>
          <table:covered-table-cell/>
          <table:table-cell table:style-name="PO_Table1.H19" table:number-columns-spanned="4">
            <text:p text:style-name="PO_P8"><text:span text:style-name="PO_T1">전화번호</text:span></text:p>
          </table:table-cell>
          <table:covered-table-cell/>
          <table:covered-table-cell/>
          <table:covered-table-cell/>
          <table:table-cell table:style-name="PO_Table1.L19" table:number-columns-spanned="2">
            <text:p text:style-name="PO_P8"/>
          </table:table-cell>
          <table:covered-table-cell/>
          <table:table-cell table:style-name="PO_Table1.N19" table:number-columns-spanned="2">
            <text:p text:style-name="PO_P8"><text:span text:style-name="PO_T1">휴대전화번호</text:span></text:p>
          </table:table-cell>
          <table:covered-table-cell/>
          <table:table-cell table:style-name="PO_Table1.P19">
            <text:p text:style-name="PO_P8"/>
          </table:table-cell>
        </table:table-row>
        <table:table-row table:style-name="PO_Table1.20">
          <table:covered-table-cell/>
          <table:table-cell table:style-name="PO_Table1.B20" table:number-columns-spanned="2">
            <text:p text:style-name="PO_P8"><text:span text:style-name="PO_T1">주소</text:span></text:p>
            <text:p text:style-name="PO_P8"/>
          </table:table-cell>
          <table:covered-table-cell/>
          <table:table-cell table:style-name="PO_Table1.D20" table:number-columns-spanned="10">
            <text:p text:style-name="PO_P8"/>
          </table:table-cell>
          <table:covered-table-cell/>
          <table:covered-table-cell/>
          <table:covered-table-cell/>
          <table:covered-table-cell/>
          <table:covered-table-cell/>
          <table:covered-table-cell/>
          <table:covered-table-cell/>
          <table:covered-table-cell/>
          <table:covered-table-cell/>
          <table:table-cell table:style-name="PO_Table1.N20" table:number-columns-spanned="3">
            <text:p text:style-name="PO_P8"><text:span text:style-name="PO_T1">관할 읍·면사무소, 동주민센터</text:span></text:p>
            <text:p text:style-name="PO_P18"><text:span text:style-name="PO_T1">[ <text:s text:c="41"/>]</text:span></text:p>
          </table:table-cell>
          <table:covered-table-cell/>
          <table:covered-table-cell/>
        </table:table-row>
        <table:table-row table:style-name="PO_Table1.21">
          <table:table-cell table:style-name="PO_Table1.A21" table:number-columns-spanned="16">
            <text:p text:style-name="PO_P19"><text:span text:style-name="PO_T7">* 전입자 인적사항 </text:span><text:span text:style-name="PO_T1">(남 <text:s text:c="8"/>명, <text:s/>여 <text:s text:c="8"/>명)</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22">
          <table:table-cell table:style-name="PO_Table1.A22">
            <text:p text:style-name="PO_P13"><text:span text:style-name="PO_T1">세대주와의 관계</text:span></text:p>
          </table:table-cell>
          <table:table-cell table:style-name="PO_Table1.B22" table:number-columns-spanned="2">
            <text:p text:style-name="PO_P13"><text:span text:style-name="PO_T1">성명</text:span></text:p>
          </table:table-cell>
          <table:covered-table-cell/>
          <table:table-cell table:style-name="PO_Table1.D22" table:number-columns-spanned="3">
            <text:p text:style-name="PO_P13"><text:span text:style-name="PO_T1">생년월일</text:span></text:p>
          </table:table-cell>
          <table:covered-table-cell/>
          <table:covered-table-cell/>
          <table:table-cell table:style-name="PO_Table1.G22" table:number-columns-spanned="2">
            <text:p text:style-name="PO_P13"><text:span text:style-name="PO_T1">등록장애인 </text:span></text:p>
          </table:table-cell>
          <table:covered-table-cell/>
          <table:table-cell table:style-name="PO_Table1.I22" table:number-columns-spanned="4">
            <text:p text:style-name="PO_P13"><text:span text:style-name="PO_T1">인감</text:span></text:p>
          </table:table-cell>
          <table:covered-table-cell/>
          <table:covered-table-cell/>
          <table:covered-table-cell/>
          <table:table-cell table:style-name="PO_Table1.M22" table:number-columns-spanned="3">
            <text:p text:style-name="PO_P13"><text:span text:style-name="PO_T1">주민등록증 정리</text:span></text:p>
          </table:table-cell>
          <table:covered-table-cell/>
          <table:covered-table-cell/>
          <table:table-cell table:style-name="PO_Table1.P22">
            <text:p text:style-name="PO_P13"><text:span text:style-name="PO_T1">비고</text:span></text:p>
          </table:table-cell>
        </table:table-row>
        <table:table-row table:style-name="PO_Table1.23">
          <table:table-cell table:style-name="PO_Table1.A23">
            <text:p text:style-name="PO_P8"/>
          </table:table-cell>
          <table:table-cell table:style-name="PO_Table1.B23" table:number-columns-spanned="2">
            <text:p text:style-name="PO_P8"/>
          </table:table-cell>
          <table:covered-table-cell/>
          <table:table-cell table:style-name="PO_Table1.D23" table:number-columns-spanned="3">
            <text:p text:style-name="PO_P8"/>
          </table:table-cell>
          <table:covered-table-cell/>
          <table:covered-table-cell/>
          <table:table-cell table:style-name="PO_Table1.G23" table:number-columns-spanned="2">
            <text:p text:style-name="PO_P8"/>
          </table:table-cell>
          <table:covered-table-cell/>
          <table:table-cell table:style-name="PO_Table1.I23" table:number-columns-spanned="4">
            <text:p text:style-name="PO_P8"/>
          </table:table-cell>
          <table:covered-table-cell/>
          <table:covered-table-cell/>
          <table:covered-table-cell/>
          <table:table-cell table:style-name="PO_Table1.M23" table:number-columns-spanned="3">
            <text:p text:style-name="PO_P8"/>
          </table:table-cell>
          <table:covered-table-cell/>
          <table:covered-table-cell/>
          <table:table-cell table:style-name="PO_Table1.P23">
            <text:p text:style-name="PO_P8"/>
          </table:table-cell>
        </table:table-row>
        <table:table-row table:style-name="PO_Table1.24">
          <table:table-cell table:style-name="PO_Table1.A24">
            <text:p text:style-name="PO_P8"/>
          </table:table-cell>
          <table:table-cell table:style-name="PO_Table1.B24" table:number-columns-spanned="2">
            <text:p text:style-name="PO_P8"/>
          </table:table-cell>
          <table:covered-table-cell/>
          <table:table-cell table:style-name="PO_Table1.D24" table:number-columns-spanned="3">
            <text:p text:style-name="PO_P8"/>
          </table:table-cell>
          <table:covered-table-cell/>
          <table:covered-table-cell/>
          <table:table-cell table:style-name="PO_Table1.G24" table:number-columns-spanned="2">
            <text:p text:style-name="PO_P8"/>
          </table:table-cell>
          <table:covered-table-cell/>
          <table:table-cell table:style-name="PO_Table1.I24" table:number-columns-spanned="4">
            <text:p text:style-name="PO_P8"/>
          </table:table-cell>
          <table:covered-table-cell/>
          <table:covered-table-cell/>
          <table:covered-table-cell/>
          <table:table-cell table:style-name="PO_Table1.M24" table:number-columns-spanned="3">
            <text:p text:style-name="PO_P8"/>
          </table:table-cell>
          <table:covered-table-cell/>
          <table:covered-table-cell/>
          <table:table-cell table:style-name="PO_Table1.P24">
            <text:p text:style-name="PO_P8"/>
          </table:table-cell>
        </table:table-row>
        <table:table-row table:style-name="PO_Table1.25">
          <table:table-cell table:style-name="PO_Table1.A25">
            <text:p text:style-name="PO_P8"/>
          </table:table-cell>
          <table:table-cell table:style-name="PO_Table1.B25" table:number-columns-spanned="2">
            <text:p text:style-name="PO_P8"/>
          </table:table-cell>
          <table:covered-table-cell/>
          <table:table-cell table:style-name="PO_Table1.D25" table:number-columns-spanned="3">
            <text:p text:style-name="PO_P8"/>
          </table:table-cell>
          <table:covered-table-cell/>
          <table:covered-table-cell/>
          <table:table-cell table:style-name="PO_Table1.G25" table:number-columns-spanned="2">
            <text:p text:style-name="PO_P8"/>
          </table:table-cell>
          <table:covered-table-cell/>
          <table:table-cell table:style-name="PO_Table1.I25" table:number-columns-spanned="4">
            <text:p text:style-name="PO_P8"/>
          </table:table-cell>
          <table:covered-table-cell/>
          <table:covered-table-cell/>
          <table:covered-table-cell/>
          <table:table-cell table:style-name="PO_Table1.M25" table:number-columns-spanned="3">
            <text:p text:style-name="PO_P8"/>
          </table:table-cell>
          <table:covered-table-cell/>
          <table:covered-table-cell/>
          <table:table-cell table:style-name="PO_Table1.P25">
            <text:p text:style-name="PO_P8"/>
          </table:table-cell>
        </table:table-row>
        <table:table-row table:style-name="PO_Table1.26">
          <table:table-cell table:style-name="PO_Table1.A26">
            <text:p text:style-name="PO_P8"/>
          </table:table-cell>
          <table:table-cell table:style-name="PO_Table1.B26" table:number-columns-spanned="2">
            <text:p text:style-name="PO_P8"/>
          </table:table-cell>
          <table:covered-table-cell/>
          <table:table-cell table:style-name="PO_Table1.D26" table:number-columns-spanned="3">
            <text:p text:style-name="PO_P8"/>
          </table:table-cell>
          <table:covered-table-cell/>
          <table:covered-table-cell/>
          <table:table-cell table:style-name="PO_Table1.G26" table:number-columns-spanned="2">
            <text:p text:style-name="PO_P8"/>
          </table:table-cell>
          <table:covered-table-cell/>
          <table:table-cell table:style-name="PO_Table1.I26" table:number-columns-spanned="4">
            <text:p text:style-name="PO_P8"/>
          </table:table-cell>
          <table:covered-table-cell/>
          <table:covered-table-cell/>
          <table:covered-table-cell/>
          <table:table-cell table:style-name="PO_Table1.M26" table:number-columns-spanned="3">
            <text:p text:style-name="PO_P8"/>
          </table:table-cell>
          <table:covered-table-cell/>
          <table:covered-table-cell/>
          <table:table-cell table:style-name="PO_Table1.P26">
            <text:p text:style-name="PO_P8"/>
          </table:table-cell>
        </table:table-row>
        <table:table-row table:style-name="PO_Table1.27">
          <table:table-cell table:style-name="PO_Table1.A27">
            <text:p text:style-name="PO_P8"/>
          </table:table-cell>
          <table:table-cell table:style-name="PO_Table1.B27" table:number-columns-spanned="2">
            <text:p text:style-name="PO_P8"/>
          </table:table-cell>
          <table:covered-table-cell/>
          <table:table-cell table:style-name="PO_Table1.D27" table:number-columns-spanned="3">
            <text:p text:style-name="PO_P8"/>
          </table:table-cell>
          <table:covered-table-cell/>
          <table:covered-table-cell/>
          <table:table-cell table:style-name="PO_Table1.G27" table:number-columns-spanned="2">
            <text:p text:style-name="PO_P8"/>
          </table:table-cell>
          <table:covered-table-cell/>
          <table:table-cell table:style-name="PO_Table1.I27" table:number-columns-spanned="4">
            <text:p text:style-name="PO_P8"/>
          </table:table-cell>
          <table:covered-table-cell/>
          <table:covered-table-cell/>
          <table:covered-table-cell/>
          <table:table-cell table:style-name="PO_Table1.M27" table:number-columns-spanned="3">
            <text:p text:style-name="PO_P8"/>
          </table:table-cell>
          <table:covered-table-cell/>
          <table:covered-table-cell/>
          <table:table-cell table:style-name="PO_Table1.P27">
            <text:p text:style-name="PO_P8"/>
          </table:table-cell>
        </table:table-row>
        <table:table-row table:style-name="PO_Table1.28">
          <table:table-cell table:style-name="PO_Table1.A28" table:number-columns-spanned="16">
            <text:p text:style-name="PO_P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29">
          <table:table-cell table:style-name="PO_Table1.A29" table:number-columns-spanned="16">
            <text:p text:style-name="PO_P7"><text:span text:style-name="PO_T7">위임장</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30">
          <table:table-cell table:style-name="PO_Table1.A30" table:number-columns-spanned="16">
            <text:p text:style-name="PO_P20"><text:span text:style-name="PO_T5">「주민등록법」제11조 제1항 단서와 같은 법 시행령 제19조에 따라 [ <text:s text:c="2"/>]전입 <text:s/>[ <text:s text:c="2"/>]국외이주 <text:s/>[ <text:s text:c="2"/>]재등록 신고를 신고인에게 위임합니다. </text:span><text:span text:style-name="PO_T1"><text:s text:c="97"/></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31">
          <table:table-cell table:style-name="PO_Table1.A31" table:number-columns-spanned="16">
            <text:p text:style-name="PO_P21"><text:span text:style-name="PO_T1"><text:s/></text:span><text:span text:style-name="PO_T5">년 <text:s text:c="23"/>월 <text:s text:c="20"/>일 </text:span><text:span text:style-name="PO_T1"><text:s text:c="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1.32">
          <table:table-cell table:style-name="PO_Table1.A32" table:number-columns-spanned="2">
            <text:p text:style-name="PO_P1"/>
          </table:table-cell>
          <table:covered-table-cell/>
          <table:table-cell table:style-name="PO_Table1.C32" table:number-columns-spanned="2">
            <text:p text:style-name="PO_P1"/>
          </table:table-cell>
          <table:covered-table-cell/>
          <table:table-cell table:style-name="PO_Table1.E32" table:number-columns-spanned="3">
            <text:p text:style-name="PO_P20"><text:span text:style-name="PO_T5">위임한 사람(세대주)</text:span></text:p>
          </table:table-cell>
          <table:covered-table-cell/>
          <table:covered-table-cell/>
          <table:table-cell table:style-name="PO_Table1.H32" table:number-columns-spanned="7">
            <text:p text:style-name="PO_P20"/>
          </table:table-cell>
          <table:covered-table-cell/>
          <table:covered-table-cell/>
          <table:covered-table-cell/>
          <table:covered-table-cell/>
          <table:covered-table-cell/>
          <table:covered-table-cell/>
          <table:table-cell table:style-name="PO_Table1.O32" table:number-columns-spanned="2">
            <text:p text:style-name="PO_P22"><text:span text:style-name="PO_T10">(서명 또는 인) <text:s text:c="3"/></text:span></text:p>
          </table:table-cell>
          <table:covered-table-cell/>
        </table:table-row>
        <table:table-row table:style-name="PO_Table1.33">
          <table:table-cell table:style-name="PO_Table1.A33" table:number-columns-spanned="16">
            <text:p text:style-name="PO_P1"><text:span text:style-name="PO_T1">※ 기존 우편물 전입지 전송 및 전입지 주소정보 제공 동의서는 뒤쪽에서 신청 가능합니다.</text:span></text:p>
            <text:p text:style-name="PO_P23"><text:span text:style-name="PO_T9"><text:s text:c="9"/>210mmⅹ297mm[백상지 80g/m² 또는 중질지 80g/m²]</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style-name="PO_TABLE2">
        <table:table-column table:style-name="PO_Table2.A"/>
        <table:table-column table:style-name="PO_Table2.B"/>
        <table:table-column table:style-name="PO_Table2.C"/>
        <table:table-column table:style-name="PO_Table2.D"/>
        <table:table-column table:style-name="PO_Table2.E"/>
        <table:table-column table:style-name="PO_Table2.F"/>
        <table:table-column table:style-name="PO_Table2.G"/>
        <table:table-column table:style-name="PO_Table2.H"/>
        <table:table-column table:style-name="PO_Table2.I"/>
        <table:table-column table:style-name="PO_Table2.J"/>
        <table:table-column table:style-name="PO_Table2.K"/>
        <table:table-column table:style-name="PO_Table2.L"/>
        <table:table-column table:style-name="PO_Table2.M"/>
        <table:table-row table:style-name="PO_Table2.1">
          <table:table-cell table:style-name="PO_Table2.A1" table:number-columns-spanned="13">
            <text:p text:style-name="PO_P24"><text:span text:style-name="PO_T1">(뒤쪽) <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2">
          <table:table-cell table:style-name="PO_Table2.A2" table:number-columns-spanned="13">
            <text:p text:style-name="PO_P25"><text:span text:style-name="PO_T7">우편물 전입지 전송(전입신고일에서 3일 후부터 3개월) 서비스 신청서 및 개인정보 제공 동의서</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3">
          <table:table-cell table:style-name="PO_Table2.A3" table:number-columns-spanned="13">
            <text:p text:style-name="PO_P20"><text:span text:style-name="PO_T5">본 서비스는 전에 살던 주소지로 배달되던 우편물을 전입신고한 주소로 배달하는 서비스로서 세대주 및 세대원의 개인정보가 우체국으로 제공되므로 신청인의 동의가 필요합니다(전입지 전송 서비스 신청 후 새로운 곳으로 다시 전입신고한 경우 기존에 신청한 건은 자동으로 삭제되며, 직전 주소지에서 새로 전입신고한 주소지로만 서비스가 제공됩니다).</text:span></text:p>
            <text:p text:style-name="PO_P26"><text:span text:style-name="PO_T5">■ 제공 항목 : 동의하는 세대주 및 세대원의 성명, 주소, 전화번호(휴대전화번호)</text:span></text:p>
            <text:p text:style-name="PO_P20"><text:span text:style-name="PO_T5"><text:s text:c="3"/>○ 우편물 전송을 받으려 하는 세대주 및 세대원</text:span></text:p>
            <text:p text:style-name="PO_P20"><text:span text:style-name="PO_T5"><text:s text:c="9"/>- 서명기재 : </text:span></text:p>
            <text:p text:style-name="PO_P20"><text:span text:style-name="PO_T5"><text:s text:c="3"/>○ 신청인 전화번호(휴대전화번호) : ☏ <text:s text:c="6"/>- <text:s text:c="7"/>- <text:s text:c="11"/>(휴대폰 : <text:s text:c="8"/>- <text:s text:c="13"/>- <text:s text:c="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4">
          <table:table-cell table:style-name="PO_Table2.A4" table:number-columns-spanned="5">
            <text:p text:style-name="PO_P20"><text:span text:style-name="PO_T5"><text:s text:c="2"/>[ <text:s text:c="4"/>] 위의 사항을 확인하였고 정보제공에 동의합니다.</text:span></text:p>
          </table:table-cell>
          <table:covered-table-cell/>
          <table:covered-table-cell/>
          <table:covered-table-cell/>
          <table:covered-table-cell/>
          <table:table-cell table:style-name="PO_Table2.F4" table:number-columns-spanned="2">
            <text:p text:style-name="PO_P20"><text:span text:style-name="PO_T5">신청인</text:span></text:p>
          </table:table-cell>
          <table:covered-table-cell/>
          <table:table-cell table:style-name="PO_Table2.H4" table:number-columns-spanned="3">
            <text:p text:style-name="PO_P20"/>
          </table:table-cell>
          <table:covered-table-cell/>
          <table:covered-table-cell/>
          <table:table-cell table:style-name="PO_Table2.K4" table:number-columns-spanned="3">
            <text:p text:style-name="PO_P22"><text:span text:style-name="PO_T10">(서명 또는 인) <text:s text:c="2"/></text:span></text:p>
          </table:table-cell>
          <table:covered-table-cell/>
          <table:covered-table-cell/>
        </table:table-row>
        <table:table-row table:style-name="PO_Table2.5">
          <table:table-cell table:style-name="PO_Table2.A5" table:number-columns-spanned="13">
            <text:p text:style-name="PO_P2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6">
          <table:table-cell table:style-name="PO_Table2.A6" table:number-columns-spanned="13">
            <text:p text:style-name="PO_P28"><text:span text:style-name="PO_T5">※ 신고처리 사항(아래 사항은 민원인이 기재하지 않습니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7">
          <table:table-cell table:style-name="PO_Table2.A7">
            <text:p text:style-name="PO_P29"><text:span text:style-name="PO_T5">주민등록표 처리</text:span></text:p>
          </table:table-cell>
          <table:table-cell table:style-name="PO_Table2.B7">
            <text:p text:style-name="PO_P29"><text:span text:style-name="PO_T5">인감</text:span></text:p>
          </table:table-cell>
          <table:table-cell table:style-name="PO_Table2.C7">
            <text:p text:style-name="PO_P29"><text:span text:style-name="PO_T5">민방위</text:span></text:p>
          </table:table-cell>
          <table:table-cell table:style-name="PO_Table2.D7">
            <text:p text:style-name="PO_P29"><text:span text:style-name="PO_T5">인력동원</text:span></text:p>
          </table:table-cell>
          <table:table-cell table:style-name="PO_Table2.E7" table:number-columns-spanned="2">
            <text:p text:style-name="PO_P29"><text:span text:style-name="PO_T5">학령아동</text:span></text:p>
          </table:table-cell>
          <table:covered-table-cell/>
          <table:table-cell table:style-name="PO_Table2.G7" table:number-columns-spanned="2">
            <text:p text:style-name="PO_P29"><text:span text:style-name="PO_T5">농지원부</text:span></text:p>
          </table:table-cell>
          <table:covered-table-cell/>
          <table:table-cell table:style-name="PO_Table2.I7">
            <text:p text:style-name="PO_P29"><text:span text:style-name="PO_T5">기초생활</text:span></text:p>
          </table:table-cell>
          <table:table-cell table:style-name="PO_Table2.J7" table:number-columns-spanned="2">
            <text:p text:style-name="PO_P29"><text:span text:style-name="PO_T5">등록장애인</text:span></text:p>
          </table:table-cell>
          <table:covered-table-cell/>
          <table:table-cell table:style-name="PO_Table2.L7">
            <text:p text:style-name="PO_P29"><text:span text:style-name="PO_T5">보훈대상</text:span></text:p>
          </table:table-cell>
          <table:table-cell table:style-name="PO_Table2.M7">
            <text:p text:style-name="PO_P29"><text:span text:style-name="PO_T5">관계기관 통보</text:span></text:p>
          </table:table-cell>
        </table:table-row>
        <table:table-row table:style-name="PO_Table2.8">
          <table:table-cell table:style-name="PO_Table2.A8">
            <text:p text:style-name="PO_P28"/>
          </table:table-cell>
          <table:table-cell table:style-name="PO_Table2.B8">
            <text:p text:style-name="PO_P28"/>
          </table:table-cell>
          <table:table-cell table:style-name="PO_Table2.C8">
            <text:p text:style-name="PO_P28"/>
          </table:table-cell>
          <table:table-cell table:style-name="PO_Table2.D8">
            <text:p text:style-name="PO_P28"/>
          </table:table-cell>
          <table:table-cell table:style-name="PO_Table2.E8" table:number-columns-spanned="2">
            <text:p text:style-name="PO_P28"/>
          </table:table-cell>
          <table:covered-table-cell/>
          <table:table-cell table:style-name="PO_Table2.G8" table:number-columns-spanned="2">
            <text:p text:style-name="PO_P28"/>
          </table:table-cell>
          <table:covered-table-cell/>
          <table:table-cell table:style-name="PO_Table2.I8">
            <text:p text:style-name="PO_P28"/>
          </table:table-cell>
          <table:table-cell table:style-name="PO_Table2.J8" table:number-columns-spanned="2">
            <text:p text:style-name="PO_P28"/>
          </table:table-cell>
          <table:covered-table-cell/>
          <table:table-cell table:style-name="PO_Table2.L8">
            <text:p text:style-name="PO_P28"/>
          </table:table-cell>
          <table:table-cell table:style-name="PO_Table2.M8">
            <text:p text:style-name="PO_P28"/>
          </table:table-cell>
        </table:table-row>
        <table:table-row table:style-name="PO_Table2.9">
          <table:table-cell table:style-name="PO_Table2.A9" table:number-columns-spanned="13">
            <text:p text:style-name="PO_P2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10">
          <table:table-cell table:style-name="PO_Table2.A10" table:number-columns-spanned="13">
            <text:p text:style-name="PO_P25"><text:span text:style-name="PO_T7">유의사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11">
          <table:table-cell table:style-name="PO_Table2.A11" table:number-columns-spanned="13">
            <text:p text:style-name="PO_P30"><text:span text:style-name="PO_T5">1. 거짓 위임장을 작성하는 경우에는「형법」에 따라 처벌을 받게 됩니다.</text:span></text:p>
            <text:p text:style-name="PO_P30"><text:span text:style-name="PO_T5">2. 신고자는 공무원의 본인확인 요구에 따라 신고자 본인의 주민등록증 등 신분증명서를 제시하여야 합니다.</text:span></text:p>
            <text:p text:style-name="PO_P30"><text:span text:style-name="PO_T5">3. 전입신고를 할 때에는 전입한 사람의 주민등록증을 가지고 오셔서 주소지 변경정리를 해야 합니다. <text:line-break/>(주민등록증 소지자만 해당합니다).</text:span></text:p>
            <text:p text:style-name="PO_P30"><text:span text:style-name="PO_T5">4. 말소자, 거주불명 등록자 재등록 신고는 현거주지에서 해야 합니다.</text:span></text:p>
            <text:p text:style-name="PO_P30"><text:span text:style-name="PO_T5">5. 전입신고는 신거주지에 전입한 날부터 14일 이내에 해야 하며, 전입신고의 사실 여부를 통장ㆍ이장을 통해 사후 확인해 거짓으로 신고한 것이 확인되면 처벌을 받습니다.</text:span></text:p>
            <text:p text:style-name="PO_P30"><text:span text:style-name="PO_T5"><text:s text:c="4"/>- 정당한 사유 없이 14일 이내에 신고를 하지 않으면 5만원 이하의 과태료를 물게 되며, 거짓으로 신고하면 3년 이하의 징역 또는 1천만원 이하의 벌금형을 받게 됩니다(「주민등록법」 제37조 및 제40조).</text:span></text:p>
            <text:p text:style-name="PO_P30"><text:span text:style-name="PO_T5">6. 거짓전입 및 무단전출을 하면 신고한 최종 주소지에 "거주불명 등록"될 수 있고, "거주불명 등록" 후 1년 내에 실제거주지에 재등록하지 않으면 최종 주소지 관할 읍ㆍ면사무소 또는 동주민센터로 주소를 옮겨 "거주불명 등록"될 수 있습니다.</text:span></text:p>
            <text:p text:style-name="PO_P30"><text:span text:style-name="PO_T5">7. 시ㆍ도를 달리해 전입신고한 경우, 지역번호판 자동차, 이륜자동차, 건설기계를 소유한 사람은 「자동차관리법」 제11조, 「자동차등록령」제22조 및 「건설기계관리법」 제5조에 따라 별도의 변경등록 신고를 해야 합니다.</text:span></text:p>
            <text:p text:style-name="PO_P30"><text:span text:style-name="PO_T5"><text:s text:c="4"/>가. 지역번호판 자동차: 15일 이내 시ㆍ군ㆍ구에 변경등록 신고 <text:s text:c="4"/></text:span></text:p>
            <text:p text:style-name="PO_P30"><text:span text:style-name="PO_T5"><text:s text:c="4"/>나. 이륜자동차: 15일 이내 시ㆍ군ㆍ구(읍ㆍ면ㆍ동)에 변경등록 신고</text:span></text:p>
            <text:p text:style-name="PO_P30"><text:span text:style-name="PO_T5"><text:s text:c="4"/>다. 건설기계: 30일 이내 시ㆍ도 변경등록 신고</text:span></text:p>
            <text:p text:style-name="PO_P30"><text:span text:style-name="PO_T5">8. 전입사유란은 「통계법」에 따른 인구이동통계의 작성을 위한 자료로서 같은 법 제32조에 따라 성실응답의무가 있고, 같은 법 제33조에 따라 비밀이 보호되며 통계작성 외의 목적으로 사용되지 않습니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12">
          <table:table-cell table:style-name="PO_Table2.A12" table:number-columns-spanned="13">
            <text:p text:style-name="PO_P2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13">
          <table:table-cell table:style-name="PO_Table2.A13" table:number-columns-spanned="13">
            <text:p text:style-name="PO_P25"><text:span text:style-name="PO_T7">작성방법</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14">
          <table:table-cell table:style-name="PO_Table2.A14" table:number-columns-spanned="13">
            <text:p text:style-name="PO_P30"><text:span text:style-name="PO_T5">1. "신고인"란에 신고인은 도장을 찍는 대신 한글 서명을 해도 되며, 세대주의 성명란에는 세대주의 확인(세대주의 서명 또는 날인)을 받아야 합니다. 세대주의 위임을 받아 신고하는 세대주의 배우자, 세대주의 직계혈족, 세대주의 배우자의 직계혈족 또는 세대주의 직계혈족의 배우자는 "위임장"란에 세대주의 위임을 받고, 세대주의 주민등록증 등 신분증명서를 함께 제시해야 합니다.</text:span></text:p>
            <text:p text:style-name="PO_P30"><text:span text:style-name="PO_T5">2. 세대주를 포함해 세대 일부 또는 전부가 전입하면서 전(前) 세대주를 세대원으로 신고하는 경우에는 "전 세대주 또는 본인"의 성명란에 전 세대주의 확인(서명 또는 날인)을 받아야 합니다.</text:span></text:p>
            <text:p text:style-name="PO_P30"><text:span text:style-name="PO_T5">3. 세대주를 제외한 세대 일부가 전입하면서 전입지의 다른 세대로 편입하는 경우에는 "전 세대주 또는 본인"의 성명란에 본인(전입자)의 확인(서명 또는 날인)을 받아야 합니다.</text:span></text:p>
            <text:p text:style-name="PO_P30"><text:span text:style-name="PO_T5">4. 전 세대주나 본인(전입자) 확인을 받을 수 없는 경우에는 읍ㆍ면ㆍ동 및 출장소장의 사실조사로 갈음할 수 있습니다.</text:span></text:p>
            <text:p text:style-name="PO_P30"><text:span text:style-name="PO_T5">5. 세대주와 함께 세대 일부가 전출한 경우에는 남은 세대의 세대주 성명ㆍ주민등록번호 및 전화번호를 기재합니다.</text:span></text:p>
            <text:p text:style-name="PO_P30"><text:span text:style-name="PO_T5">6. 전입자 인적사항의 "세대주와의 관계"란에는 전입지(재등록지)의 세대주와 전입(재등록)하는 사람의 관계를 기재합니다.</text:span></text:p>
            <text:p text:style-name="PO_P30"><text:span text:style-name="PO_T5">7. 전입자 인적사항의 "주민등록증 정리"란에는 해당하는 사람이 있을 경우 "○"표를 합니다.</text:span></text:p>
            <text:p text:style-name="PO_P30"><text:span text:style-name="PO_T5">8. "전화번호와 휴대전화번호, 전자우편주소"는 신고인에게 필요한 사항을 안내하고 도움을 주려는 목적으로만 이용되니 변경되는 경우에는 관할 읍ㆍ면사무소 또는 동주민센터에 알려 주시기 바라며, 희망하는 사람만 기재해 주시기 바랍니다.</text:span></text:p>
            <text:p text:style-name="PO_P30"><text:span text:style-name="PO_T5">9. 전입주소가 도로명주소법 상 상세주소가 부여되지 않은 다가구주택인 경우에 "주택명칭ㆍ층ㆍ호수"는 주민등록 관리 등을 위해 필요한 사항으로 원하는 사람만 기재하면 되고, 공법상 주소로는 인정되지 않으며 국가나 지방자치단체가 공무상 필요한 경우 제공될 수 있으며, 이를 기재하지 않아 송달되지 않는 책임은 본인에게 있습니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15">
          <table:table-cell table:style-name="PO_Table2.A15" table:number-columns-spanned="13">
            <text:p text:style-name="PO_P3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16">
          <table:table-cell table:style-name="PO_Table2.A16" table:number-columns-spanned="13">
            <text:p text:style-name="PO_P25"><text:span text:style-name="PO_T7">( <text:s text:c="27"/>) 신고서 접수증 &lt; 세대 전부 전입, 세대 일부 전입 &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O_Table2.17">
          <table:table-cell table:style-name="PO_Table2.A17" table:number-columns-spanned="13">
            <text:p text:style-name="PO_P17"><text:span text:style-name="PO_T9"><text:s text:c="2"/></text:span><text:span text:style-name="PO_T1">* 신고서 및 학령아동 접수증은 전산교부를 원칙으로 하며, 전산으로 교부할 수 없을 때에는 별도로 작성해 교부합니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nifest="urn:oasis:names:tc:opendocument:xmlns:manifes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맑은 고딕" svg:font-family="'맑은 고딕'"/>
    <style:font-face style:name="Wingdings" svg:font-family="Wingdings"/>
    <style:font-face style:name="Times New Roman" svg:font-family="'Times New Roman'"/>
    <style:font-face style:name="Liberation Serif" svg:font-family="'Liberation Serif'"/>
    <style:font-face style:name="Segoe UI" svg:font-family="'Segoe UI'"/>
    <style:font-face style:name="돋움" svg:font-family="돋움"/>
  </office:font-face-decls>
  <office:styles>
    <style:default-style style:family="chart"/>
    <style:default-style style:family="drawing-page"/>
    <style:default-style style:family="graphic"/>
    <style:default-style style:family="paragraph">
      <style:paragraph-properties style:tab-stop-distance="1.251cm"/>
    </style:default-style>
    <style:default-style style:family="presentation"/>
    <style:default-style style:family="ruby"/>
    <style:default-style style:family="table"/>
    <style:default-style style:family="table-cell"/>
    <style:default-style style:family="table-column"/>
    <style:default-style style:family="table-row"/>
    <style:default-style style:family="text"/>
    <style:style style:name="Standard" style:family="paragraph" style:class="text"/>
    <style:style style:name="Heading_20_1" style:family="paragraph" style:parent-style-name="Heading" style:display-name="Heading 1">
      <style:paragraph-properties fo:margin-left="0cm" fo:margin-right="0cm" fo:margin-top="0cm" fo:margin-bottom="0.282cm"/>
      <style:text-properties fo:font-size="14pt" fo:color="#000000" style:font-size-asian="14pt" style:font-size-complex="14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2" style:family="paragraph" style:parent-style-name="Heading" style:display-name="Heading 2">
      <style:paragraph-properties fo:margin-left="0cm" fo:margin-right="0cm" fo:margin-top="0cm" fo:margin-bottom="0.282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3" style:family="paragraph" style:parent-style-name="Heading" style:display-name="Heading 3">
      <style:paragraph-properties fo:margin-left="1.764cm" fo:margin-right="0cm" fo:margin-top="0cm" fo:margin-bottom="0.282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4" style:family="paragraph" style:parent-style-name="Heading" style:display-name="Heading 4">
      <style:paragraph-properties fo:margin-left="2.117cm" fo:margin-right="0cm" fo:margin-top="0cm" fo:margin-bottom="0.282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bold" style:font-weight-asian="bold" style:font-weight-complex="bold" fo:background-color="transparent" style:text-emphasize="none"/>
    </style:style>
    <style:style style:name="Heading_20_5" style:family="paragraph" style:parent-style-name="Heading" style:display-name="Heading 5">
      <style:paragraph-properties fo:margin-left="2.469cm" fo:margin-right="0cm" fo:margin-top="0cm" fo:margin-bottom="0.282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6" style:family="paragraph" style:parent-style-name="Heading" style:display-name="Heading 6">
      <style:paragraph-properties fo:margin-left="2.822cm" fo:margin-right="0cm" fo:margin-top="0cm" fo:margin-bottom="0.282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bold" style:font-weight-asian="bold" style:font-weight-complex="bold" fo:background-color="transparent" style:text-emphasize="none"/>
    </style:style>
    <style:style style:name="Heading_20_7" style:family="paragraph" style:parent-style-name="Heading" style:display-name="Heading 7">
      <style:paragraph-properties fo:margin-left="3.175cm" fo:margin-right="0cm" fo:margin-top="0cm" fo:margin-bottom="0.282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8" style:family="paragraph" style:parent-style-name="Heading" style:display-name="Heading 8">
      <style:paragraph-properties fo:margin-left="3.528cm" fo:margin-right="0cm" fo:margin-top="0cm" fo:margin-bottom="0.282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9" style:family="paragraph" style:parent-style-name="Heading" style:display-name="Heading 9">
      <style:paragraph-properties fo:margin-left="3.881cm" fo:margin-right="0cm" fo:margin-top="0cm" fo:margin-bottom="0.282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1" style:family="paragraph" style:parent-style-name="Index" style:display-name="Contents 1">
      <style:paragraph-properties fo:margin-left="0cm" fo:margin-right="0cm" fo:margin-top="0cm" fo:margin-bottom="0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2" style:family="paragraph" style:parent-style-name="Index" style:display-name="Contents 2">
      <style:paragraph-properties fo:margin-left="0.75cm" fo:margin-right="0cm" fo:margin-top="0cm" fo:margin-bottom="0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3" style:family="paragraph" style:parent-style-name="Index" style:display-name="Contents 3">
      <style:paragraph-properties fo:margin-left="1.499cm" fo:margin-right="0cm" fo:margin-top="0cm" fo:margin-bottom="0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4" style:family="paragraph" style:parent-style-name="Index" style:display-name="Contents 4">
      <style:paragraph-properties fo:margin-left="2.249cm" fo:margin-right="0cm" fo:margin-top="0cm" fo:margin-bottom="0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5" style:family="paragraph" style:parent-style-name="Index" style:display-name="Contents 5">
      <style:paragraph-properties fo:margin-left="2.999cm" fo:margin-right="0cm" fo:margin-top="0cm" fo:margin-bottom="0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6" style:family="paragraph" style:parent-style-name="Index" style:display-name="Contents 6">
      <style:paragraph-properties fo:margin-left="3.748cm" fo:margin-right="0cm" fo:margin-top="0cm" fo:margin-bottom="0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7" style:family="paragraph" style:parent-style-name="Index" style:display-name="Contents 7">
      <style:paragraph-properties fo:margin-left="4.498cm" fo:margin-right="0cm" fo:margin-top="0cm" fo:margin-bottom="0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8" style:family="paragraph" style:parent-style-name="Index" style:display-name="Contents 8">
      <style:paragraph-properties fo:margin-left="5.248cm" fo:margin-right="0cm" fo:margin-top="0cm" fo:margin-bottom="0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9" style:family="paragraph" style:parent-style-name="Index" style:display-name="Contents 9">
      <style:paragraph-properties fo:margin-left="5.997cm" fo:margin-right="0cm" fo:margin-top="0cm" fo:margin-bottom="0cm"/>
      <style:text-properties fo:font-size="10pt" fo:color="#000000" style:font-size-asian="10pt" style:font-size-complex="10pt" style:use-window-font-color="true" style:text-outline="false" style:letter-kerning="true" style:text-scale="100%" fo:font-variant="normal" fo:text-transform="none" style:text-line-through-type="none" style:text-line-through-style="none" style:text-position="0% 100%" style:font-name="맑은 고딕" style:font-name-asian="맑은 고딕" style:font-name-complex="맑은 고딕" fo:letter-spacing="0cm"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text:notes-configuration text:note-class="footnote" style:num-format="1" text:start-value="0" text:start-numbering-at="document"/>
    <text:notes-configuration text:note-class="endnote" style:num-format="1" text:start-value="0"/>
    <text:linenumbering-configuration text:number-lines="false" text:restart-on-page="false" text:offset="0.501cm"/>
  </office:styles>
  <office:automatic-styles>
    <style:page-layout style:name="StandardL">
      <style:page-layout-properties fo:page-width="21.001cm" fo:page-height="29.7cm" style:print-orientation="portrait" fo:margin-left="1.482cm" fo:margin-right="1.554cm" fo:margin-top="1.275cm" fo:margin-bottom="1.462cm" style:footnote-max-height="0cm" style:writing-mode="lr-tb">
        <style:footnote-sep style:width="0.018cm" style:distance-before-sep="0.101cm" style:distance-after-sep="0.101cm" style:rel-width="25%" style:color="#000000" style:adjustment="left"/>
      </style:page-layout-properties>
      <style:header-style/>
      <style:footer-style/>
    </style:page-layout>
  </office:automatic-styles>
  <office:master-styles>
    <style:master-page style:name="Standard" style:page-layout-name="StandardL"/>
  </office:master-styles>
</office:document-styles>
</file>

<file path=meta.xml><?xml version="1.0" encoding="utf-8"?>
<office:document-meta xmlns:anim="urn:oasis:names:tc:opendocument:xmlns:animation:1.0"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nifest="urn:oasis:names:tc:opendocument:xmlns:manifes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dc:creator>Jerry(강진호)</dc:creator>
    <meta:creation-date>2016-9-30T16:54:39</meta:creation-date>
    <dc:date>2016-9-30T16:54:40</dc:date>
    <meta:editing-cycles>2</meta:editing-cycles>
    <meta:document-statistic meta:character-count="2812" meta:non-whitespace-character-count="2812" meta:page-count="3" meta:paragraph-count="136" meta:word-count="2727"/>
  </office:meta>
</office:document-meta>
</file>